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Tahoma" svg:font-family="Tahoma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41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4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Comma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41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41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middle" fo:wrap-option="wrap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41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Comma" style:data-style-name="N4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Comma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middle" fo:wrap-option="wrap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45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2" style:family="table-cell" style:parent-style-name="Default" style:data-style-name="N4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41">
      <style:table-cell-properties fo:border-top="none" fo:border-bottom="thin solid #000000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Comma" style:data-style-name="N4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Comma" style:data-style-name="N4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41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36">
      <style:table-cell-properties fo:border-top="thin solid #000000" fo:border-bottom="none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ackground-color="#FFFFFF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8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45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fo:border="thin solid #000000" fo:background-color="#FFFFFF"/>
    </style:style>
    <style:style style:name="ce8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Millares" style:data-style-name="N39">
      <style:table-cell-properties fo:background-color="#FFFFFF"/>
    </style:style>
    <style:style style:name="ce90" style:family="table-cell" style:parent-style-name="Millares" style:data-style-name="N39">
      <style:table-cell-properties style:vertical-align="middle" fo:background-color="#FFFFFF" style:repeat-content="false"/>
      <style:paragraph-properties fo:text-align="center"/>
    </style:style>
    <style:style style:name="ce91" style:family="table-cell" style:parent-style-name="Millares" style:data-style-name="N3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92" style:family="table-cell" style:parent-style-name="Millares" style:data-style-name="N39">
      <style:table-cell-properties fo:border-top="thin solid #000000" fo:border-bottom="none" fo:border-left="thin solid #000000" fo:border-right="thin solid #000000" fo:background-color="#FFFFFF"/>
    </style:style>
    <style:style style:name="ce93" style:family="table-cell" style:parent-style-name="Millares" style:data-style-name="N39">
      <style:table-cell-properties fo:border-top="none" fo:border-bottom="none" fo:border-left="thin solid #000000" fo:border-right="thin solid #000000" fo:background-color="#FFFFFF"/>
    </style:style>
    <style:style style:name="ce94" style:family="table-cell" style:parent-style-name="Millares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95" style:family="table-cell" style:parent-style-name="Millares" style:data-style-name="N39">
      <style:table-cell-properties fo:border-top="none" fo:border-bottom="thin solid #000000" fo:border-left="thin solid #000000" fo:border-right="thin solid #000000" fo:background-color="#FFFFFF"/>
    </style:style>
    <style:style style:name="ce96" style:family="table-cell" style:parent-style-name="Millares" style:data-style-name="N3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97" style:family="table-cell" style:parent-style-name="Millares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98" style:family="table-cell" style:parent-style-name="Millares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99" style:family="table-cell" style:parent-style-name="Millares" style:data-style-name="N39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00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1" style:family="table-cell" style:parent-style-name="Moneda" style:data-style-name="N38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2" style:family="table-cell" style:parent-style-name="Default" style:data-style-name="N0">
      <style:table-cell-properties style:vertical-align="automatic" fo:wrap-option="wrap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3" style:family="table-cell" style:parent-style-name="Default" style:data-style-name="N3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4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05" style:family="table-cell" style:parent-style-name="Default" style:data-style-name="N38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6" style:family="table-cell" style:parent-style-name="Default" style:data-style-name="N37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08" style:family="table-cell" style:parent-style-name="Moneda" style:data-style-name="N38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09" style:family="table-cell" style:parent-style-name="Default" style:data-style-name="N38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10" style:family="table-cell" style:parent-style-name="Moneda" style:data-style-name="N38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112" style:family="table-cell" style:parent-style-name="Default" style:data-style-name="N46"/>
    <style:style style:name="ce113" style:family="table-cell" style:parent-style-name="Default" style:data-style-name="N19"/>
    <style:style style:name="ce114" style:family="table-cell" style:parent-style-name="Default" style:data-style-name="N30"/>
    <style:style style:name="ce115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4"/>
    <style:style style:name="ce117" style:family="table-cell" style:parent-style-name="Default" style:data-style-name="N45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8.5725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1.905cm" style:use-optimal-column-width="true"/>
    </style:style>
    <style:style style:name="co16" style:family="table-column">
      <style:table-column-properties fo:break-before="auto" style:column-width="4.63020833333333cm" style:use-optimal-column-width="true"/>
    </style:style>
    <style:style style:name="co17" style:family="table-column">
      <style:table-column-properties fo:break-before="auto" style:column-width="1.00541666666667cm" style:use-optimal-column-width="true"/>
    </style:style>
    <style:style style:name="co18" style:family="table-column">
      <style:table-column-properties fo:break-before="auto" style:column-width="0.899583333333333cm" style:use-optimal-column-width="true"/>
    </style:style>
    <style:style style:name="co19" style:family="table-column">
      <style:table-column-properties fo:break-before="auto" style:column-width="3.06916666666667cm" style:use-optimal-column-width="true"/>
    </style:style>
    <style:style style:name="co20" style:family="table-column">
      <style:table-column-properties fo:break-before="auto" style:column-width="2.35479166666667cm" style:use-optimal-column-width="true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12.9645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7.35541666666667cm"/>
    </style:style>
    <style:style style:name="co29" style:family="table-column">
      <style:table-column-properties fo:break-before="auto" style:column-width="0.926041666666667cm"/>
    </style:style>
    <style:style style:name="co30" style:family="table-column">
      <style:table-column-properties fo:break-before="auto" style:column-width="0.820208333333333cm"/>
    </style:style>
    <style:style style:name="co31" style:family="table-column">
      <style:table-column-properties fo:break-before="auto" style:column-width="2.27541666666667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2.11666666666667cm"/>
    </style:style>
    <style:style style:name="co34" style:family="table-column">
      <style:table-column-properties fo:break-before="auto" style:column-width="1.08479166666667cm"/>
    </style:style>
    <style:style style:name="co35" style:family="table-column">
      <style:table-column-properties fo:break-before="auto" style:column-width="5.92666666666667cm"/>
    </style:style>
    <style:style style:name="co36" style:family="table-column">
      <style:table-column-properties fo:break-before="auto" style:column-width="1.508125cm"/>
    </style:style>
    <style:style style:name="co37" style:family="table-column">
      <style:table-column-properties fo:break-before="auto" style:column-width="4.048125cm"/>
    </style:style>
    <style:style style:name="co38" style:family="table-column">
      <style:table-column-properties fo:break-before="auto" style:column-width="7.3025cm"/>
    </style:style>
    <style:style style:name="co39" style:family="table-column">
      <style:table-column-properties fo:break-before="auto" style:column-width="7.67291666666667cm"/>
    </style:style>
    <style:style style:name="co40" style:family="table-column">
      <style:table-column-properties fo:break-before="auto" style:column-width="1.29645833333333cm"/>
    </style:style>
    <style:style style:name="co41" style:family="table-column">
      <style:table-column-properties fo:break-before="auto" style:column-width="1.666875cm" style:use-optimal-column-width="true"/>
    </style:style>
    <style:style style:name="co42" style:family="table-column">
      <style:table-column-properties fo:break-before="auto" style:column-width="1.53458333333333cm" style:use-optimal-column-width="true"/>
    </style:style>
    <style:style style:name="co43" style:family="table-column">
      <style:table-column-properties fo:break-before="auto" style:column-width="1.48166666666667cm" style:use-optimal-column-width="true"/>
    </style:style>
    <style:style style:name="co44" style:family="table-column">
      <style:table-column-properties fo:break-before="auto" style:column-width="2.32833333333333cm" style:use-optimal-column-width="true"/>
    </style:style>
    <style:style style:name="co45" style:family="table-column">
      <style:table-column-properties fo:break-before="auto" style:column-width="2.16958333333333cm" style:use-optimal-column-width="true"/>
    </style:style>
    <style:style style:name="co46" style:family="table-column">
      <style:table-column-properties fo:break-before="auto" style:column-width="1.031875cm" style:use-optimal-column-width="true"/>
    </style:style>
    <style:style style:name="co47" style:family="table-column">
      <style:table-column-properties fo:break-before="auto" style:column-width="2.09020833333333cm" style:use-optimal-column-width="true"/>
    </style:style>
    <style:style style:name="co48" style:family="table-column">
      <style:table-column-properties fo:break-before="auto" style:column-width="2.301875cm" style:use-optimal-column-width="true"/>
    </style:style>
    <style:style style:name="co49" style:family="table-column">
      <style:table-column-properties fo:break-before="auto" style:column-width="3.59833333333333cm" style:use-optimal-column-width="true"/>
    </style:style>
    <style:style style:name="co50" style:family="table-column">
      <style:table-column-properties fo:break-before="auto" style:column-width="2.11666666666667cm" style:use-optimal-column-width="true"/>
    </style:style>
    <style:style style:name="co51" style:family="table-column">
      <style:table-column-properties fo:break-before="auto" style:column-width="3.62479166666667cm" style:use-optimal-column-width="true"/>
    </style:style>
    <style:style style:name="co52" style:family="table-column">
      <style:table-column-properties fo:break-before="auto" style:column-width="2.2225cm" style:use-optimal-column-width="true"/>
    </style:style>
    <style:style style:name="co53" style:family="table-column">
      <style:table-column-properties fo:break-before="auto" style:column-width="8.41375cm" style:use-optimal-column-width="true"/>
    </style:style>
    <style:style style:name="co54" style:family="table-column">
      <style:table-column-properties fo:break-before="auto" style:column-width="3.20145833333333cm"/>
    </style:style>
    <style:style style:name="co55" style:family="table-column">
      <style:table-column-properties fo:break-before="auto" style:column-width="9.525cm"/>
    </style:style>
    <style:style style:name="co56" style:family="table-column">
      <style:table-column-properties fo:break-before="auto" style:column-width="2.301875cm"/>
    </style:style>
    <style:style style:name="co57" style:family="table-column">
      <style:table-column-properties fo:break-before="auto" style:column-width="4.31270833333333cm"/>
    </style:style>
    <style:style style:name="co58" style:family="table-column">
      <style:table-column-properties fo:break-before="auto" style:column-width="21.43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0.5pt" style:use-optimal-row-height="true" fo:break-before="auto"/>
    </style:style>
    <style:style style:name="ro8" style:family="table-row">
      <style:table-row-properties style:row-height="21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4" table:default-cell-style-name="ce11"/>
        <table:table-column table:style-name="co10" table:default-cell-style-name="ce12"/>
        <table:table-column table:style-name="co10" table:number-columns-repeated="1010" table:default-cell-style-name="ce11"/>
        <table:table-column table:style-name="co11" table:number-columns-repeated="15360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201" table:number-columns-spanned="2" table:number-rows-spanned="1" table:style-name="ce82">
            <text:p>52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3">
            <text:p>Dara Macias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Cobrar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84">
            <text:p>21/10/2020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3">
            <text:p>Carlos Almeida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5"/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3">
          <table:table-cell office:value-type="string" table:number-columns-spanned="1" table:number-rows-spanned="2" table:style-name="ce86">
            <text:p>Código</text:p>
          </table:table-cell>
          <table:table-cell office:value-type="string" table:number-columns-spanned="1" table:number-rows-spanned="2" table:style-name="ce87">
            <text:p>Cuenta</text:p>
          </table:table-cell>
          <table:table-cell office:value-type="string" table:style-name="ce14">
            <text:p>Referencia</text:p>
          </table:table-cell>
          <table:table-cell office:value-type="string" table:style-name="ce15">
            <text:p>Saldos contables al</text:p>
          </table:table-cell>
          <table:table-cell office:value-type="string" table:number-columns-spanned="2" table:number-rows-spanned="1" table:style-name="ce88">
            <text:p>Movimientos</text:p>
          </table:table-cell>
          <table:covered-table-cell/>
          <table:table-cell office:value-type="string" table:style-name="ce16">
            <text:p>Saldos auditados al</text:p>
          </table:table-cell>
          <table:table-cell office:value-type="string" table:number-columns-spanned="1" table:number-rows-spanned="2" table:style-name="ce86">
            <text:p>Código</text:p>
          </table:table-cell>
          <table:table-cell office:value-type="string" table:number-columns-spanned="1" table:number-rows-spanned="2" table:style-name="ce87">
            <text:p>Cuenta</text:p>
          </table:table-cell>
          <table:table-cell office:value-type="string" table:style-name="ce15">
            <text:p>Saldos auditados al</text:p>
          </table:table-cell>
          <table:table-cell office:value-type="string" table:style-name="ce17">
            <text:p>Variaciones</text:p>
          </table:table-cell>
          <table:table-cell table:number-columns-repeated="51" table:style-name="ce9"/>
          <table:table-cell table:number-columns-repeated="3" table:style-name="ce11"/>
          <table:table-cell table:number-columns-repeated="16319" table:style-name="ce1"/>
        </table:table-row>
        <table:table-row table:style-name="ro2">
          <table:covered-table-cell/>
          <table:covered-table-cell/>
          <table:table-cell table:style-name="ce13"/>
          <table:table-cell office:value-type="date" office:date-value="2020-10-31T00:00:00" table:style-name="ce18">
            <text:p>31-oct-20</text:p>
          </table:table-cell>
          <table:table-cell office:value-type="string" table:style-name="ce18">
            <text:p>Débitos</text:p>
          </table:table-cell>
          <table:table-cell office:value-type="string" table:style-name="ce18">
            <text:p>Créditos</text:p>
          </table:table-cell>
          <table:table-cell office:value-type="date" office:date-value="2020-12-31T00:00:00" table:style-name="ce18">
            <text:p>31-dic-20</text:p>
          </table:table-cell>
          <table:covered-table-cell/>
          <table:covered-table-cell/>
          <table:table-cell office:value-type="date" office:date-value="2019-12-31T00:00:00" table:style-name="ce18">
            <text:p>31-dic-19</text:p>
          </table:table-cell>
          <table:table-cell office:value-type="string" table:style-name="ce16">
            <text:p>Valor</text:p>
          </table:table-cell>
          <table:table-cell table:number-columns-repeated="50" table:style-name="ce9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office:value-type="float" office:value="0" table:formula="of:=[.D11]-[.E11]+[.F11]" table:style-name="ce22">
            <text:p><text:s/>-00<text:s/></text:p>
          </table:table-cell>
          <table:table-cell table:style-name="ce23"/>
          <table:table-cell table:style-name="ce24"/>
          <table:table-cell table:style-name="ce25"/>
          <table:table-cell office:value-type="float" office:value="0" table:formula="of:=[.G11]-[.J11]" table:style-name="ce26">
            <text:p>-<text:s/></text:p>
          </table:table-cell>
          <table:table-cell table:style-name="ce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7">
            <text:p>1-1-1-03-01-001</text:p>
          </table:table-cell>
          <table:table-cell office:value-type="string" table:style-name="ce21">
            <text:p>CLIENTES LOCALES</text:p>
          </table:table-cell>
          <table:table-cell office:value-type="string" table:style-name="ce21">
            <text:p>CLIE001</text:p>
          </table:table-cell>
          <table:table-cell office:value-type="float" office:value="117139.44" table:style-name="ce22">
            <text:p><text:s/>117.139<text:s/></text:p>
          </table:table-cell>
          <table:table-cell office:value-type="float" office:value="90005.01999999999" table:formula="of:=[CLIE001.I8]" table:style-name="ce22">
            <text:p><text:s/>90.005<text:s/></text:p>
          </table:table-cell>
          <table:table-cell office:value-type="float" office:value="179982.53999999998" table:formula="of:=[CLIE001.H8]" table:style-name="ce22">
            <text:p><text:s/>179.983<text:s/></text:p>
          </table:table-cell>
          <table:table-cell office:value-type="float" office:value="207116.96" table:formula="of:=[.D12]-[.E12]+[.F12]" table:style-name="ce22">
            <text:p><text:s/>207.117<text:s/></text:p>
          </table:table-cell>
          <table:table-cell office:value-type="string" table:style-name="ce28">
            <text:p>1-1-1-03-01-001</text:p>
          </table:table-cell>
          <table:table-cell office:value-type="string" table:style-name="ce21">
            <text:p>CLIENTES LOCALES</text:p>
          </table:table-cell>
          <table:table-cell office:value-type="float" office:value="189984" table:style-name="ce22">
            <text:p><text:s/>189.984<text:s/></text:p>
          </table:table-cell>
          <table:table-cell office:value-type="float" office:value="17132.959999999992" table:formula="of:=[.G12]-[.J12]" table:style-name="ce29">
            <text:p><text:s/>17.133<text:s/></text:p>
          </table:table-cell>
          <table:table-cell table:style-name="ce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7"/>
          <table:table-cell table:number-columns-repeated="2" table:style-name="ce21"/>
          <table:table-cell table:number-columns-repeated="3" table:style-name="ce22"/>
          <table:table-cell office:value-type="float" office:value="0" table:formula="of:=[.D13]-[.E13]+[.F13]" table:style-name="ce22">
            <text:p><text:s/>-00<text:s/></text:p>
          </table:table-cell>
          <table:table-cell table:style-name="ce28"/>
          <table:table-cell table:style-name="ce21"/>
          <table:table-cell table:style-name="ce22"/>
          <table:table-cell office:value-type="float" office:value="0" table:formula="of:=[.G13]-[.J13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1"/>
          <table:table-cell office:value-type="string" table:style-name="ce21">
            <text:p>Clientes por cobrar Partes Relacionadas</text:p>
          </table:table-cell>
          <table:table-cell table:style-name="ce21"/>
          <table:table-cell table:number-columns-repeated="3" table:style-name="ce22"/>
          <table:table-cell office:value-type="float" office:value="0" table:formula="of:=[.D14]-[.E14]+[.F14]" table:style-name="ce22">
            <text:p><text:s/>-00<text:s/></text:p>
          </table:table-cell>
          <table:table-cell table:style-name="ce28"/>
          <table:table-cell office:value-type="string" table:style-name="ce21">
            <text:p>Clientes por cobrar Partes Relacionadas</text:p>
          </table:table-cell>
          <table:table-cell table:style-name="ce22"/>
          <table:table-cell office:value-type="float" office:value="0" table:formula="of:=[.G14]-[.J14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3-02-001</text:p>
          </table:table-cell>
          <table:table-cell office:value-type="string" table:style-name="ce21">
            <text:p><text:s text:c="6"/>TELCONET SA</text:p>
          </table:table-cell>
          <table:table-cell office:value-type="string" table:style-name="ce21">
            <text:p>Telconet Relacionada</text:p>
          </table:table-cell>
          <table:table-cell office:value-type="float" office:value="72370.17" table:style-name="ce22">
            <text:p><text:s/>72.37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72370.17" table:formula="of:=[.D15]-[.E15]+[.F15]" table:style-name="ce22">
            <text:p><text:s/>72.370<text:s/></text:p>
          </table:table-cell>
          <table:table-cell office:value-type="string" table:style-name="ce28">
            <text:p>1-1-1-03-02-001</text:p>
          </table:table-cell>
          <table:table-cell office:value-type="string" table:style-name="ce21">
            <text:p><text:s text:c="6"/>TELCONET SA</text:p>
          </table:table-cell>
          <table:table-cell office:value-type="float" office:value="78620.17" table:style-name="ce22">
            <text:p><text:s/>78.620<text:s/></text:p>
          </table:table-cell>
          <table:table-cell office:value-type="float" office:value="-6250" table:formula="of:=[.G15]-[.J15]" table:style-name="ce29">
            <text:p><text:s/>-6.250<text:s/></text:p>
          </table:table-cell>
          <table:table-cell table:style-name="ce31"/>
          <table:table-cell table:number-columns-repeated="49" table:style-name="ce32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3-02-002</text:p>
          </table:table-cell>
          <table:table-cell office:value-type="string" table:style-name="ce21">
            <text:p><text:s text:c="6"/>TELSOTERRA <text:s/>S.A.</text:p>
          </table:table-cell>
          <table:table-cell table:style-name="ce21"/>
          <table:table-cell office:value-type="float" office:value="4870" table:style-name="ce22">
            <text:p><text:s/>4.87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4870" table:formula="of:=[.D16]-[.E16]+[.F16]" table:style-name="ce22">
            <text:p><text:s/>4.870<text:s/></text:p>
          </table:table-cell>
          <table:table-cell office:value-type="string" table:style-name="ce28">
            <text:p>1-1-1-03-02-002</text:p>
          </table:table-cell>
          <table:table-cell office:value-type="string" table:style-name="ce21">
            <text:p><text:s text:c="6"/>TELSOTERRA <text:s/>S.A.</text:p>
          </table:table-cell>
          <table:table-cell office:value-type="float" office:value="4870" table:style-name="ce22">
            <text:p><text:s/>4.870<text:s/></text:p>
          </table:table-cell>
          <table:table-cell office:value-type="float" office:value="0" table:formula="of:=[.G16]-[.J16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6-01-001</text:p>
          </table:table-cell>
          <table:table-cell office:value-type="string" table:style-name="ce21">
            <text:p><text:s text:c="6"/>JAN TOPIC FERAUD</text:p>
          </table:table-cell>
          <table:table-cell table:style-name="ce21"/>
          <table:table-cell office:value-type="float" office:value="61056.94" table:style-name="ce22">
            <text:p><text:s/>61.057<text:s/></text:p>
          </table:table-cell>
          <table:table-cell table:number-columns-repeated="2" table:style-name="ce22"/>
          <table:table-cell office:value-type="float" office:value="61056.94" table:formula="of:=[.D17]-[.E17]+[.F17]" table:style-name="ce22">
            <text:p><text:s/>61.057<text:s/></text:p>
          </table:table-cell>
          <table:table-cell office:value-type="string" table:style-name="ce28">
            <text:p>1-1-1-06-01-001</text:p>
          </table:table-cell>
          <table:table-cell office:value-type="string" table:style-name="ce21">
            <text:p><text:s text:c="6"/>JAN TOPIC FERAUD</text:p>
          </table:table-cell>
          <table:table-cell office:value-type="float" office:value="61156.94" table:style-name="ce22">
            <text:p><text:s/>61.157<text:s/></text:p>
          </table:table-cell>
          <table:table-cell office:value-type="float" office:value="-100" table:formula="of:=[.G17]-[.J17]" table:style-name="ce29">
            <text:p><text:s/>-1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8]-[.E18]+[.F18]" table:style-name="ce22">
            <text:p><text:s/>-00<text:s/></text:p>
          </table:table-cell>
          <table:table-cell table:style-name="ce28"/>
          <table:table-cell table:style-name="ce21"/>
          <table:table-cell table:style-name="ce22"/>
          <table:table-cell office:value-type="float" office:value="0" table:formula="of:=[.G18]-[.J18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1"/>
          <table:table-cell office:value-type="string" table:style-name="ce21">
            <text:p>Otras Cuentas por cobrar</text:p>
          </table:table-cell>
          <table:table-cell table:style-name="ce21"/>
          <table:table-cell table:number-columns-repeated="3" table:style-name="ce22"/>
          <table:table-cell office:value-type="float" office:value="0" table:formula="of:=[.D19]-[.E19]+[.F19]" table:style-name="ce22">
            <text:p><text:s/>-00<text:s/></text:p>
          </table:table-cell>
          <table:table-cell table:style-name="ce28"/>
          <table:table-cell office:value-type="string" table:style-name="ce21">
            <text:p>Otras Cuentas por cobrar</text:p>
          </table:table-cell>
          <table:table-cell table:style-name="ce22"/>
          <table:table-cell office:value-type="float" office:value="0" table:formula="of:=[.G19]-[.J19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6-01-002</text:p>
          </table:table-cell>
          <table:table-cell office:value-type="string" table:style-name="ce21">
            <text:p><text:s text:c="6"/>GAD MUNICIPIO DE QUITO</text:p>
          </table:table-cell>
          <table:table-cell table:style-name="ce21"/>
          <table:table-cell office:value-type="float" office:value="197.96" table:style-name="ce22">
            <text:p><text:s/>198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197.96" table:formula="of:=[.D20]-[.E20]+[.F20]" table:style-name="ce22">
            <text:p><text:s/>198<text:s/></text:p>
          </table:table-cell>
          <table:table-cell office:value-type="string" table:style-name="ce28">
            <text:p>1-1-1-06-01-002</text:p>
          </table:table-cell>
          <table:table-cell office:value-type="string" table:style-name="ce21">
            <text:p><text:s text:c="6"/>GAD MUNICIPIO DE QUITO</text:p>
          </table:table-cell>
          <table:table-cell office:value-type="float" office:value="197.96" table:style-name="ce22">
            <text:p><text:s/>198<text:s/></text:p>
          </table:table-cell>
          <table:table-cell office:value-type="float" office:value="0" table:formula="of:=[.G20]-[.J20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7-01-007</text:p>
          </table:table-cell>
          <table:table-cell office:value-type="string" table:style-name="ce21">
            <text:p><text:s text:c="6"/>Santiago Andres Mora Cabezas</text:p>
          </table:table-cell>
          <table:table-cell table:style-name="ce21"/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formula="of:=[.D21]-[.E21]+[.F21]" table:style-name="ce22">
            <text:p><text:s/>-00<text:s/></text:p>
          </table:table-cell>
          <table:table-cell office:value-type="string" table:style-name="ce28">
            <text:p>1-1-1-07-01-007</text:p>
          </table:table-cell>
          <table:table-cell office:value-type="string" table:style-name="ce21">
            <text:p><text:s text:c="6"/>Santiago Andres Mora Cabezas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formula="of:=[.G21]-[.J21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2]-[.E22]+[.F22]" table:style-name="ce22">
            <text:p><text:s/>-00<text:s/></text:p>
          </table:table-cell>
          <table:table-cell table:style-name="ce28"/>
          <table:table-cell table:style-name="ce21"/>
          <table:table-cell table:style-name="ce22"/>
          <table:table-cell office:value-type="float" office:value="0" table:formula="of:=[.G22]-[.J22]" table:style-name="ce29">
            <text:p><text:s/>-00<text:s/></text:p>
          </table:table-cell>
          <table:table-cell table:style-name="ce31"/>
          <table:table-cell table:number-columns-repeated="49" table:style-name="ce32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3]-[.E23]+[.F23]" table:style-name="ce22">
            <text:p><text:s/>-00<text:s/></text:p>
          </table:table-cell>
          <table:table-cell table:number-columns-repeated="2" table:style-name="ce33"/>
          <table:table-cell table:style-name="ce22"/>
          <table:table-cell office:value-type="float" office:value="0" table:formula="of:=[.G23]-[.J23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34"/>
          <table:table-cell table:style-name="ce21"/>
          <table:table-cell table:number-columns-repeated="4" table:style-name="ce22"/>
          <table:table-cell table:style-name="ce27"/>
          <table:table-cell table:style-name="ce21"/>
          <table:table-cell table:style-name="ce22"/>
          <table:table-cell office:value-type="float" office:value="0" table:formula="of:=[.G24]-[.J24]" table:style-name="ce29">
            <text:p><text:s/>-00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5"/>
          <table:table-cell table:style-name="ce36"/>
          <table:table-cell table:style-name="ce21"/>
          <table:table-cell table:number-columns-repeated="4" table:style-name="ce22"/>
          <table:table-cell table:style-name="ce37"/>
          <table:table-cell table:style-name="ce38"/>
          <table:table-cell table:style-name="ce22"/>
          <table:table-cell table:style-name="ce29"/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4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43"/>
          <table:table-cell table:style-name="ce23"/>
          <table:table-cell table:style-name="ce44"/>
          <table:table-cell table:style-name="ce45"/>
          <table:table-cell table:style-name="ce46"/>
          <table:table-cell table:style-name="ce47"/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5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255634.50999999998" table:formula="of:=SUM([.D11:.D24])" table:style-name="ce50">
            <text:p><text:s/>255.635<text:s/></text:p>
          </table:table-cell>
          <table:table-cell office:value-type="float" office:value="90005.01999999999" table:formula="of:=SUM([.E11:.E24])" table:style-name="ce50">
            <text:p><text:s/>90.005<text:s/></text:p>
          </table:table-cell>
          <table:table-cell office:value-type="float" office:value="179982.53999999998" table:formula="of:=SUM([.F11:.F24])" table:style-name="ce50">
            <text:p><text:s/>179.983<text:s/></text:p>
          </table:table-cell>
          <table:table-cell office:value-type="float" office:value="345612.03" table:formula="of:=SUM([.G11:.G24])" table:style-name="ce50">
            <text:p><text:s/>345.612<text:s/></text:p>
          </table:table-cell>
          <table:table-cell table:number-columns-repeated="2" table:style-name="ce48"/>
          <table:table-cell office:value-type="float" office:value="334829.07" table:formula="of:=SUM([.J11:.J24])" table:style-name="ce50">
            <text:p><text:s/>334.829<text:s/></text:p>
          </table:table-cell>
          <table:table-cell office:value-type="float" office:value="10782.959999999992" table:formula="of:=SUM([.K11:.K24])" table:style-name="ce51">
            <text:p>10.783<text:s/></text:p>
          </table:table-cell>
          <table:table-cell table:style-name="ce52"/>
          <table:table-cell table:number-columns-repeated="16372" table:style-name="ce53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7">
            <text:p>Nota a los estados financieros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3">
            <text:p>Cuentas por cobrar relacionadas comerciales</text:p>
          </table:table-cell>
          <table:table-cell table:style-name="ce63"/>
          <table:table-cell office:value-type="float" office:value="207116.96" table:formula="of:=[.G12]" table:style-name="ce22">
            <text:p><text:s/>207.117<text:s/></text:p>
          </table:table-cell>
          <table:table-cell office:value-type="float" office:value="189984" table:formula="of:=[.J12]" table:style-name="ce22">
            <text:p><text:s/>189.984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3">
            <text:p>Otras cuentas por cobrar relacionadas</text:p>
          </table:table-cell>
          <table:table-cell table:style-name="ce63"/>
          <table:table-cell office:value-type="float" office:value="138297.10999999999" table:formula="of:=[.G15]+[.G16]+[.G17]" table:style-name="ce22">
            <text:p><text:s/>138.297<text:s/></text:p>
          </table:table-cell>
          <table:table-cell office:value-type="float" office:value="144647.10999999999" table:formula="of:=[.J15]+[.J16]+[.J17]" table:style-name="ce22">
            <text:p><text:s/>144.647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3">
            <text:p>Otras cuentas por cobrar terceros</text:p>
          </table:table-cell>
          <table:table-cell table:style-name="ce63"/>
          <table:table-cell office:value-type="float" office:value="197.96" table:formula="of:=SUM([.G20:.G21])" table:style-name="ce22">
            <text:p><text:s/>198<text:s/></text:p>
          </table:table-cell>
          <table:table-cell office:value-type="float" office:value="197.96" table:formula="of:=SUM([.J20:.J21])" table:style-name="ce22">
            <text:p><text:s/>198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style-name="ce64"/>
          <table:table-cell table:style-name="ce63"/>
          <table:table-cell table:style-name="ce65"/>
          <table:table-cell table:style-name="ce66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7">
            <text:p>Total</text:p>
          </table:table-cell>
          <table:table-cell table:style-name="ce67"/>
          <table:table-cell office:value-type="float" office:value="345612.02999999997" table:formula="of:=+SUM([.D33:.D35])" table:style-name="ce68">
            <text:p><text:s/>345.612<text:s/></text:p>
          </table:table-cell>
          <table:table-cell office:value-type="float" office:value="334829.07" table:formula="of:=[.E33]+[.E34]+[.E35]" table:style-name="ce68">
            <text:p><text:s/>334.829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9"/>
          <table:table-cell table:style-name="ce70"/>
          <table:table-cell table:style-name="ce71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2">
            <text:p>Fuente:</text:p>
          </table:table-cell>
          <table:table-cell table:number-columns-repeated="9" table:style-name="ce73"/>
          <table:table-cell table:style-name="ce74"/>
          <table:table-cell table:number-columns-repeated="2" table:style-name="ce75"/>
          <table:table-cell table:style-name="ce76"/>
          <table:table-cell table:style-name="ce75"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office:value-type="string" table:style-name="ce77">
            <text:p>Estados Financieros de la compañía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77"/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7">
            <text:p>Objetivo: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80">
            <text:p>Obtener un detalle comparativo de los saldos entre periodos, esto con la finalidad de diseñar procedimientos de auditoría sobre los saldos de las cuentas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7">
            <text:p>Identificar las principales variaciones de los saldos.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2">
          <table:table-cell table:style-name="ce77"/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81">
            <text:p>Observaciones: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2">
          <table:table-cell table:style-name="ce81"/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80">
            <text:p>Conclusiones (A ser completado por el Auditor a cargo del compromiso):</text:p>
          </table:table-cell>
          <table:table-cell table:number-columns-repeated="9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3" table:style-name="ro2">
          <table:table-cell table:number-columns-repeated="10" table:style-name="ce78"/>
          <table:table-cell table:style-name="ce79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4" table:style-name="ro2">
          <table:table-cell table:number-columns-repeated="11" table:style-name="ce78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1" table:style-name="ce1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1048517" table:style-name="ro6">
          <table:table-cell table:number-columns-repeated="16384"/>
        </table:table-row>
      </table:table>
      <table:table table:name="CLIE001" table:style-name="ta2">
        <table:table-column table:style-name="co11" table:number-columns-repeated="2" table:default-cell-style-name="ce78"/>
        <table:table-column table:style-name="co12" table:default-cell-style-name="ce78"/>
        <table:table-column table:style-name="co11" table:default-cell-style-name="ce78"/>
        <table:table-column table:style-name="co13" table:number-columns-repeated="2" table:default-cell-style-name="ce89"/>
        <table:table-column table:style-name="co14" table:default-cell-style-name="ce90"/>
        <table:table-column table:style-name="co13" table:number-columns-repeated="2" table:default-cell-style-name="ce90"/>
        <table:table-column table:style-name="co1" table:default-cell-style-name="ce90"/>
        <table:table-column table:style-name="co11" table:number-columns-repeated="16374" table:default-cell-style-name="ce78"/>
        <table:table-row table:style-name="ro2">
          <table:table-cell office:value-type="string" table:style-name="ce78">
            <text:p>SERVICIOS TELCODATA S.A.</text:p>
          </table:table-cell>
          <table:table-cell table:number-columns-repeated="3" table:style-name="ce78"/>
          <table:table-cell table:number-columns-repeated="2" table:style-name="ce89"/>
          <table:table-cell table:number-columns-repeated="4" table:style-name="ce90"/>
          <table:table-cell table:number-columns-repeated="16374"/>
        </table:table-row>
        <table:table-row table:style-name="ro2">
          <table:table-cell office:value-type="string" table:style-name="ce78">
            <text:p>Resumen de Cuentas por Cobrar a Clientes Locales</text:p>
          </table:table-cell>
          <table:table-cell table:number-columns-repeated="3" table:style-name="ce78"/>
          <table:table-cell table:number-columns-repeated="2" table:style-name="ce89"/>
          <table:table-cell table:number-columns-repeated="4" table:style-name="ce90"/>
          <table:table-cell table:number-columns-repeated="16374"/>
        </table:table-row>
        <table:table-row table:style-name="ro2">
          <table:table-cell office:value-type="string" table:style-name="ce78">
            <text:p>Saldo Revisado hasta Diciembre del 2020</text:p>
          </table:table-cell>
          <table:table-cell table:number-columns-repeated="3" table:style-name="ce78"/>
          <table:table-cell table:number-columns-repeated="2" table:style-name="ce89"/>
          <table:table-cell table:number-columns-repeated="4" table:style-name="ce90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78"/>
          <table:table-cell office:value-type="string" table:number-columns-spanned="2" table:number-rows-spanned="1" table:style-name="ce97">
            <text:p>De Enero a Octubre</text:p>
          </table:table-cell>
          <table:covered-table-cell/>
          <table:table-cell office:value-type="string" table:number-columns-spanned="1" table:number-rows-spanned="2" table:style-name="ce98">
            <text:p>Saldo Octubre 2020</text:p>
          </table:table-cell>
          <table:table-cell office:value-type="string" table:number-columns-spanned="2" table:number-rows-spanned="1" table:style-name="ce97">
            <text:p>Noviembre <text:s/>a Diciembre</text:p>
          </table:table-cell>
          <table:covered-table-cell/>
          <table:table-cell office:value-type="string" table:number-columns-spanned="1" table:number-rows-spanned="2" table:style-name="ce99">
            <text:p>Saldo Diciembre 2020</text:p>
          </table:table-cell>
          <table:table-cell table:number-columns-repeated="16374"/>
        </table:table-row>
        <table:table-row table:style-name="ro2">
          <table:table-cell table:number-columns-repeated="4" table:style-name="ce78"/>
          <table:table-cell office:value-type="string" table:style-name="ce91">
            <text:p>Facturas</text:p>
          </table:table-cell>
          <table:table-cell office:value-type="string" table:style-name="ce91">
            <text:p>Pagos</text:p>
          </table:table-cell>
          <table:covered-table-cell/>
          <table:table-cell office:value-type="string" table:style-name="ce91">
            <text:p>Ventas</text:p>
          </table:table-cell>
          <table:table-cell office:value-type="string" table:style-name="ce91">
            <text:p>Pagos</text:p>
          </table:table-cell>
          <table:covered-table-cell/>
          <table:table-cell table:number-columns-repeated="16374"/>
        </table:table-row>
        <table:table-row table:style-name="ro2">
          <table:table-cell table:number-columns-repeated="2" table:style-name="ce78"/>
          <table:table-cell office:value-type="string" table:style-name="ce78">
            <text:p>Clientes Locales</text:p>
          </table:table-cell>
          <table:table-cell table:style-name="ce78"/>
          <table:table-cell table:number-columns-repeated="6" table:style-name="ce92"/>
          <table:table-cell table:number-columns-repeated="16374"/>
        </table:table-row>
        <table:table-row table:style-name="ro2">
          <table:table-cell table:number-columns-repeated="3" table:style-name="ce78"/>
          <table:table-cell office:value-type="string" table:style-name="ce78">
            <text:p>Telconet</text:p>
          </table:table-cell>
          <table:table-cell office:value-type="float" office:value="404453.48" table:formula="of:=[Telconet.F49]" table:style-name="ce93">
            <text:p><text:s/>404.453,48<text:s/></text:p>
          </table:table-cell>
          <table:table-cell office:value-type="float" office:value="287314.03999999998" table:formula="of:=[Telconet.AV47]" table:style-name="ce93">
            <text:p><text:s/>287.314,04<text:s/></text:p>
          </table:table-cell>
          <table:table-cell office:value-type="float" office:value="117139.44" table:formula="of:=[.E8]-[.F8]" table:style-name="ce94">
            <text:p><text:s/>117.139,44<text:s/></text:p>
          </table:table-cell>
          <table:table-cell office:value-type="float" office:value="179982.53999999998" table:formula="of:=[Telconet.F50]" table:style-name="ce94">
            <text:p><text:s/>179.982,54<text:s/></text:p>
          </table:table-cell>
          <table:table-cell office:value-type="float" office:value="90005.01999999999" table:formula="of:=[Telconet.AW47]" table:style-name="ce94">
            <text:p><text:s/>90.005,02<text:s/></text:p>
          </table:table-cell>
          <table:table-cell office:value-type="float" office:value="207116.96" table:formula="of:=[.G8]+[.H8]-[.I8]" table:style-name="ce94">
            <text:p><text:s/>207.116,96<text:s/></text:p>
          </table:table-cell>
          <table:table-cell table:number-columns-repeated="16374"/>
        </table:table-row>
        <table:table-row table:style-name="ro2">
          <table:table-cell table:number-columns-repeated="4" table:style-name="ce78"/>
          <table:table-cell table:number-columns-repeated="2" table:style-name="ce95"/>
          <table:table-cell table:number-columns-repeated="4" table:style-name="ce96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8"/>
          <table:table-cell office:value-type="string" table:style-name="ce78">
            <text:p>Resumen obtenido de los datos obtenidos por telconet, mediante confirmacion de saldos</text:p>
          </table:table-cell>
          <table:table-cell table:number-columns-repeated="2" table:style-name="ce78"/>
          <table:table-cell table:number-columns-repeated="2" table:style-name="ce89"/>
          <table:table-cell table:number-columns-repeated="4" table:style-name="ce90"/>
          <table:table-cell table:number-columns-repeated="16374"/>
        </table:table-row>
        <table:table-row table:number-rows-repeated="1048564" table:style-name="ro2">
          <table:table-cell table:number-columns-repeated="16384"/>
        </table:table-row>
      </table:table>
      <table:table table:name="Telconet" table:style-name="ta3"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default-cell-style-name="ce101"/>
        <table:table-column table:style-name="co21" table:default-cell-style-name="ce100" table:visibility="collapse"/>
        <table:table-column table:style-name="co22" table:default-cell-style-name="ce100"/>
        <table:table-column table:style-name="co23" table:default-cell-style-name="ce100" table:visibility="collapse"/>
        <table:table-column table:style-name="co11" table:number-columns-repeated="2" table:default-cell-style-name="ce100"/>
        <table:table-column table:style-name="co24" table:default-cell-style-name="ce101" table:visibility="collapse"/>
        <table:table-column table:style-name="co25" table:number-columns-repeated="2" table:default-cell-style-name="ce100" table:visibility="collapse"/>
        <table:table-column table:style-name="co26" table:default-cell-style-name="ce100"/>
        <table:table-column table:style-name="co27" table:default-cell-style-name="ce100" table:visibility="collapse"/>
        <table:table-column table:style-name="co28" table:default-cell-style-name="ce100" table:visibility="collapse"/>
        <table:table-column table:style-name="co11" table:default-cell-style-name="ce100" table:visibility="collapse"/>
        <table:table-column table:style-name="co8" table:default-cell-style-name="ce100" table:visibility="collapse"/>
        <table:table-column table:style-name="co29" table:default-cell-style-name="ce100" table:visibility="collapse"/>
        <table:table-column table:style-name="co30" table:default-cell-style-name="ce100" table:visibility="collapse"/>
        <table:table-column table:style-name="co31" table:default-cell-style-name="ce100" table:visibility="collapse"/>
        <table:table-column table:style-name="co32" table:default-cell-style-name="ce100" table:visibility="collapse"/>
        <table:table-column table:style-name="co33" table:number-columns-repeated="3" table:default-cell-style-name="ce100" table:visibility="collapse"/>
        <table:table-column table:style-name="co34" table:default-cell-style-name="ce100" table:visibility="collapse"/>
        <table:table-column table:style-name="co35" table:default-cell-style-name="ce100" table:visibility="collapse"/>
        <table:table-column table:style-name="co36" table:default-cell-style-name="ce100" table:visibility="collapse"/>
        <table:table-column table:style-name="co34" table:default-cell-style-name="ce100" table:visibility="collapse"/>
        <table:table-column table:style-name="co37" table:default-cell-style-name="ce100" table:visibility="collapse"/>
        <table:table-column table:style-name="co36" table:default-cell-style-name="ce100" table:visibility="collapse"/>
        <table:table-column table:style-name="co34" table:default-cell-style-name="ce100" table:visibility="collapse"/>
        <table:table-column table:style-name="co38" table:default-cell-style-name="ce100" table:visibility="collapse"/>
        <table:table-column table:style-name="co36" table:default-cell-style-name="ce100" table:visibility="collapse"/>
        <table:table-column table:style-name="co34" table:default-cell-style-name="ce100" table:visibility="collapse"/>
        <table:table-column table:style-name="co39" table:default-cell-style-name="ce100" table:visibility="collapse"/>
        <table:table-column table:style-name="co40" table:default-cell-style-name="ce100" table:visibility="collapse"/>
        <table:table-column table:style-name="co18" table:default-cell-style-name="ce100"/>
        <table:table-column table:style-name="co19" table:default-cell-style-name="ce100"/>
        <table:table-column table:style-name="co41" table:default-cell-style-name="ce100"/>
        <table:table-column table:style-name="co42" table:default-cell-style-name="ce100"/>
        <table:table-column table:style-name="co43" table:default-cell-style-name="ce100"/>
        <table:table-column table:style-name="co44" table:default-cell-style-name="ce100"/>
        <table:table-column table:style-name="co20" table:default-cell-style-name="ce101"/>
        <table:table-column table:style-name="co45" table:default-cell-style-name="ce100"/>
        <table:table-column table:style-name="co11" table:number-columns-repeated="16338" table:default-cell-style-name="ce100"/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number-columns-spanned="7" table:number-rows-spanned="1" table:style-name="ce111">
            <text:p>Pago de factura</text:p>
          </table:table-cell>
          <table:covered-table-cell table:number-columns-repeated="6"/>
          <table:table-cell table:number-columns-repeated="5" table:style-name="ce100"/>
          <table:table-cell table:number-columns-repeated="16334" table:style-name="ce1"/>
        </table:table-row>
        <table:table-row table:style-name="ro8">
          <table:table-cell office:value-type="string" table:style-name="ce100">
            <text:p>Proveedor</text:p>
          </table:table-cell>
          <table:table-cell office:value-type="string" table:style-name="ce100">
            <text:p>Nombre</text:p>
          </table:table-cell>
          <table:table-cell office:value-type="string" table:style-name="ce100">
            <text:p>Mov.</text:p>
          </table:table-cell>
          <table:table-cell office:value-type="string" table:style-name="ce100">
            <text:p>Tipo</text:p>
          </table:table-cell>
          <table:table-cell office:value-type="string" table:style-name="ce100">
            <text:p>Descripción</text:p>
          </table:table-cell>
          <table:table-cell office:value-type="string" table:style-name="ce101">
            <text:p>Monto</text:p>
          </table:table-cell>
          <table:table-cell office:value-type="string" table:style-name="ce100">
            <text:p>N. Documento</text:p>
          </table:table-cell>
          <table:table-cell office:value-type="string" table:style-name="ce100">
            <text:p>N. Físico</text:p>
          </table:table-cell>
          <table:table-cell office:value-type="string" table:style-name="ce100">
            <text:p>N Serie</text:p>
          </table:table-cell>
          <table:table-cell office:value-type="string" table:style-name="ce100">
            <text:p>Fecha</text:p>
          </table:table-cell>
          <table:table-cell office:value-type="string" table:style-name="ce100">
            <text:p>Fecha Vence</text:p>
          </table:table-cell>
          <table:table-cell office:value-type="string" table:style-name="ce101">
            <text:p>Gravado</text:p>
          </table:table-cell>
          <table:table-cell office:value-type="string" table:style-name="ce100">
            <text:p>Excentos</text:p>
          </table:table-cell>
          <table:table-cell office:value-type="string" table:style-name="ce100">
            <text:p>Saldo</text:p>
          </table:table-cell>
          <table:table-cell office:value-type="string" table:style-name="ce100">
            <text:p>Detalle</text:p>
          </table:table-cell>
          <table:table-cell office:value-type="string" table:style-name="ce102">
            <text:p>Código</text:p>
            <text:p>Sustento</text:p>
          </table:table-cell>
          <table:table-cell office:value-type="string" table:style-name="ce100">
            <text:p>Autorización</text:p>
          </table:table-cell>
          <table:table-cell office:value-type="string" table:style-name="ce102">
            <text:p>Fecha</text:p>
            <text:p>Caducidad</text:p>
          </table:table-cell>
          <table:table-cell office:value-type="string" table:style-name="ce100">
            <text:p>Comprobante <text:s/>Ret.</text:p>
          </table:table-cell>
          <table:table-cell office:value-type="string" table:style-name="ce102">
            <text:p>Imp.</text:p>
            <text:p>Ret</text:p>
          </table:table-cell>
          <table:table-cell office:value-type="string" table:style-name="ce102">
            <text:p>ReI.<text:s/></text:p>
            <text:p>Ret</text:p>
          </table:table-cell>
          <table:table-cell office:value-type="string" table:style-name="ce100">
            <text:p>Usuario</text:p>
          </table:table-cell>
          <table:table-cell office:value-type="string" table:style-name="ce100">
            <text:p>N. Comprobante</text:p>
          </table:table-cell>
          <table:table-cell table:number-columns-repeated="3" table:style-name="ce100"/>
          <table:table-cell office:value-type="string" table:style-name="ce103">
            <text:p>Clave</text:p>
          </table:table-cell>
          <table:table-cell office:value-type="string" table:style-name="ce103">
            <text:p>Descripción</text:p>
          </table:table-cell>
          <table:table-cell office:value-type="string" table:style-name="ce103">
            <text:p>Monto</text:p>
          </table:table-cell>
          <table:table-cell office:value-type="string" table:style-name="ce103">
            <text:p>Clave</text:p>
          </table:table-cell>
          <table:table-cell office:value-type="string" table:style-name="ce103">
            <text:p>Descripción</text:p>
          </table:table-cell>
          <table:table-cell office:value-type="string" table:style-name="ce103">
            <text:p>Monto</text:p>
          </table:table-cell>
          <table:table-cell office:value-type="string" table:style-name="ce103">
            <text:p>Clave</text:p>
          </table:table-cell>
          <table:table-cell office:value-type="string" table:style-name="ce103">
            <text:p>Descripción</text:p>
          </table:table-cell>
          <table:table-cell office:value-type="string" table:style-name="ce103">
            <text:p>Monto</text:p>
          </table:table-cell>
          <table:table-cell office:value-type="string" table:style-name="ce103">
            <text:p>Clave</text:p>
          </table:table-cell>
          <table:table-cell office:value-type="string" table:style-name="ce103">
            <text:p>Descripción</text:p>
          </table:table-cell>
          <table:table-cell office:value-type="string" table:style-name="ce103">
            <text:p>Monto</text:p>
          </table:table-cell>
          <table:table-cell office:value-type="string" table:style-name="ce103">
            <text:p>Tipo</text:p>
          </table:table-cell>
          <table:table-cell office:value-type="string" table:style-name="ce103">
            <text:p>Descripción</text:p>
          </table:table-cell>
          <table:table-cell office:value-type="string" table:style-name="ce103">
            <text:p>N. Docu</text:p>
          </table:table-cell>
          <table:table-cell office:value-type="string" table:style-name="ce103">
            <text:p>N. Físico</text:p>
          </table:table-cell>
          <table:table-cell office:value-type="string" table:style-name="ce103">
            <text:p>N. Serie</text:p>
          </table:table-cell>
          <table:table-cell office:value-type="string" table:style-name="ce103">
            <text:p>Fecha</text:p>
          </table:table-cell>
          <table:table-cell office:value-type="string" table:style-name="ce101">
            <text:p>Monto</text:p>
          </table:table-cell>
          <table:table-cell table:number-columns-repeated="2" table:style-name="ce100"/>
          <table:table-cell office:value-type="string" table:style-name="ce100">
            <text:p>Pagos a Octubre</text:p>
          </table:table-cell>
          <table:table-cell office:value-type="string" table:style-name="ce100">
            <text:p>Pagos a Diciembre</text:p>
          </table:table-cell>
          <table:table-cell office:value-type="string" table:style-name="ce100">
            <text:p>Pagos Posteriores</text:p>
          </table:table-cell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66330.240000000005" table:style-name="ce101">
            <text:p><text:s/>$66.330,24<text:s/></text:p>
          </table:table-cell>
          <table:table-cell office:value-type="string" table:style-name="ce103">
            <text:p>28031503</text:p>
          </table:table-cell>
          <table:table-cell office:value-type="string" table:style-name="ce103">
            <text:p>000004316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9-FEB-2020</text:p>
          </table:table-cell>
          <table:table-cell office:value-type="string" table:style-name="ce103">
            <text:p>21-FEB-2020</text:p>
          </table:table-cell>
          <table:table-cell office:value-type="currency" office:value="61760" table:style-name="ce101">
            <text:p><text:s/>$61.76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 COMPRA DRY BATTERY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1022020010990800537001200100100000431</text:p>
          </table:table-cell>
          <table:table-cell office:value-type="string" table:style-name="ce103">
            <text:p>21-FEB-2021</text:p>
          </table:table-cell>
          <table:table-cell office:value-type="float" office:value="149770" table:style-name="ce100">
            <text:p>149770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7411.2" table:style-name="ce100">
            <text:p>7411,2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2223.36" table:style-name="ce100">
            <text:p>2223,36</text:p>
          </table:table-cell>
          <table:table-cell table:number-columns-repeated="3" table:style-name="ce100"/>
          <table:table-cell office:value-type="string" table:style-name="ce103">
            <text:p>15</text:p>
          </table:table-cell>
          <table:table-cell office:value-type="string" table:style-name="ce103">
            <text:p>1% TRANSFERENCIA DE BIENES MUEBLES DE N</text:p>
          </table:table-cell>
          <table:table-cell office:value-type="float" office:value="617.6" table:style-name="ce100">
            <text:p>617,6</text:p>
          </table:table-cell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2991632</text:p>
          </table:table-cell>
          <table:table-cell office:value-type="string" table:style-name="ce103">
            <text:p>15381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6-JUN-2020</text:p>
          </table:table-cell>
          <table:table-cell office:value-type="currency" office:value="20948" table:style-name="ce101">
            <text:p><text:s/>$20.948,00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office:value-type="currency" office:value="20948" table:formula="of:=[.AS3]" table:style-name="ce105">
            <text:p><text:s/>$20.948,00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3903132</text:p>
          </table:table-cell>
          <table:table-cell office:value-type="string" table:style-name="ce103">
            <text:p>65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9-JUL-2020</text:p>
          </table:table-cell>
          <table:table-cell office:value-type="currency" office:value="13000" table:style-name="ce101">
            <text:p><text:s/>$13.000,00<text:s/></text:p>
          </table:table-cell>
          <table:table-cell table:number-columns-repeated="2" table:style-name="ce100"/>
          <table:table-cell office:value-type="currency" office:value="13000" table:formula="of:=[.AS4]" table:style-name="ce105">
            <text:p><text:s/>$13.000,00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3093632</text:p>
          </table:table-cell>
          <table:table-cell office:value-type="string" table:style-name="ce103">
            <text:p>47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5-JUN-2020</text:p>
          </table:table-cell>
          <table:table-cell office:value-type="currency" office:value="30000" table:style-name="ce101">
            <text:p><text:s/>$30.000,00<text:s/></text:p>
          </table:table-cell>
          <table:table-cell table:number-columns-repeated="2" table:style-name="ce100"/>
          <table:table-cell office:value-type="currency" office:value="30000" table:formula="of:=[.AS5]" table:style-name="ce105">
            <text:p><text:s/>$30.000,00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4122232</text:p>
          </table:table-cell>
          <table:table-cell office:value-type="string" table:style-name="ce103">
            <text:p>704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7-JUL-2020</text:p>
          </table:table-cell>
          <table:table-cell office:value-type="currency" office:value="2382.2399999999998" table:style-name="ce101">
            <text:p><text:s/>$2.382,24<text:s/></text:p>
          </table:table-cell>
          <table:table-cell table:number-columns-repeated="2" table:style-name="ce100"/>
          <table:table-cell office:value-type="currency" office:value="2382.2399999999998" table:formula="of:=[.AS6]" table:style-name="ce105">
            <text:p><text:s/>$2.382,24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style-name="ce105"/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82483.199999999997" table:style-name="ce101">
            <text:p><text:s/>$82.483,20<text:s/></text:p>
          </table:table-cell>
          <table:table-cell office:value-type="string" table:style-name="ce103">
            <text:p>28324503</text:p>
          </table:table-cell>
          <table:table-cell office:value-type="string" table:style-name="ce103">
            <text:p>000004317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7-MAR-2020</text:p>
          </table:table-cell>
          <table:table-cell office:value-type="string" table:style-name="ce103">
            <text:p>16-MAR-2020</text:p>
          </table:table-cell>
          <table:table-cell office:value-type="currency" office:value="76800" table:style-name="ce101">
            <text:p><text:s/>$76.8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 TELCODATA S.A COMPRA DE BATERIA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16032020010990800537001200100100000431</text:p>
          </table:table-cell>
          <table:table-cell office:value-type="string" table:style-name="ce103">
            <text:p>16-MAR-2021</text:p>
          </table:table-cell>
          <table:table-cell office:value-type="float" office:value="151771" table:style-name="ce100">
            <text:p>151771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9216" table:style-name="ce100">
            <text:p>9216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2764.8" table:style-name="ce100">
            <text:p>2764,8</text:p>
          </table:table-cell>
          <table:table-cell table:number-columns-repeated="3" table:style-name="ce100"/>
          <table:table-cell office:value-type="string" table:style-name="ce103">
            <text:p>15</text:p>
          </table:table-cell>
          <table:table-cell office:value-type="string" table:style-name="ce103">
            <text:p>1% TRANSFERENCIA DE BIENES MUEBLES DE N</text:p>
          </table:table-cell>
          <table:table-cell office:value-type="float" office:value="768" table:style-name="ce100">
            <text:p>768</text:p>
          </table:table-cell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5168832</text:p>
          </table:table-cell>
          <table:table-cell office:value-type="string" table:style-name="ce103">
            <text:p>918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24-AGO-2020</text:p>
          </table:table-cell>
          <table:table-cell office:value-type="currency" office:value="21865.439999999999" table:style-name="ce101">
            <text:p><text:s/>$21.865,44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office:value-type="currency" office:value="21865.439999999999" table:formula="of:=[.AS8]" table:style-name="ce105">
            <text:p><text:s/>$21.865,44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4122232</text:p>
          </table:table-cell>
          <table:table-cell office:value-type="string" table:style-name="ce103">
            <text:p>704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7-JUL-2020</text:p>
          </table:table-cell>
          <table:table-cell office:value-type="currency" office:value="7617.76" table:style-name="ce101">
            <text:p><text:s/>$7.617,76<text:s/></text:p>
          </table:table-cell>
          <table:table-cell table:number-columns-repeated="2" table:style-name="ce100"/>
          <table:table-cell office:value-type="currency" office:value="7617.76" table:formula="of:=[.AS9]" table:style-name="ce105">
            <text:p><text:s/>$7.617,76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4642932</text:p>
          </table:table-cell>
          <table:table-cell office:value-type="string" table:style-name="ce103">
            <text:p>833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1-AGO-2020</text:p>
          </table:table-cell>
          <table:table-cell office:value-type="currency" office:value="13000" table:style-name="ce101">
            <text:p><text:s/>$13.000,00<text:s/></text:p>
          </table:table-cell>
          <table:table-cell table:number-columns-repeated="2" table:style-name="ce100"/>
          <table:table-cell office:value-type="currency" office:value="13000" table:formula="of:=[.AS10]" table:style-name="ce105">
            <text:p><text:s/>$13.000,00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4217132</text:p>
          </table:table-cell>
          <table:table-cell office:value-type="string" table:style-name="ce103">
            <text:p>728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22-JUL-2020</text:p>
          </table:table-cell>
          <table:table-cell office:value-type="currency" office:value="40000" table:style-name="ce101">
            <text:p><text:s/>$40.000,00<text:s/></text:p>
          </table:table-cell>
          <table:table-cell table:number-columns-repeated="2" table:style-name="ce100"/>
          <table:table-cell office:value-type="currency" office:value="40000" table:formula="of:=[.AS11]" table:style-name="ce105">
            <text:p><text:s/>$40.000,00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style-name="ce105"/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50125.5" table:style-name="ce101">
            <text:p><text:s/>$50.125,50<text:s/></text:p>
          </table:table-cell>
          <table:table-cell office:value-type="string" table:style-name="ce103">
            <text:p>29198803</text:p>
          </table:table-cell>
          <table:table-cell office:value-type="string" table:style-name="ce103">
            <text:p>000004319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7-JUN-2020</text:p>
          </table:table-cell>
          <table:table-cell office:value-type="string" table:style-name="ce103">
            <text:p>23-JUN-2020</text:p>
          </table:table-cell>
          <table:table-cell office:value-type="currency" office:value="47000" table:style-name="ce101">
            <text:p><text:s/>$47.0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TELCODATA .S A COMPRA DE 200 BATERIAS <text:s/>EVER EXCEED 12V/120 AH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3062020010990800537001200100100000431</text:p>
          </table:table-cell>
          <table:table-cell office:value-type="string" table:style-name="ce103">
            <text:p>23-JUN-2021</text:p>
          </table:table-cell>
          <table:table-cell office:value-type="float" office:value="156881" table:style-name="ce100">
            <text:p>156881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MROMAN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5640" table:style-name="ce100">
            <text:p>564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1692" table:style-name="ce100">
            <text:p>1692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822.5" table:style-name="ce100">
            <text:p>822,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5168832</text:p>
          </table:table-cell>
          <table:table-cell office:value-type="string" table:style-name="ce103">
            <text:p>918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24-AGO-2020</text:p>
          </table:table-cell>
          <table:table-cell office:value-type="currency" office:value="11134.56" table:style-name="ce101">
            <text:p><text:s/>$11.134,56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office:value-type="currency" office:value="11134.56" table:formula="of:=[.AS13]" table:style-name="ce105">
            <text:p><text:s/>$11.134,56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5541132</text:p>
          </table:table-cell>
          <table:table-cell office:value-type="string" table:style-name="ce103">
            <text:p>989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7-SEP-2020</text:p>
          </table:table-cell>
          <table:table-cell office:value-type="currency" office:value="38990.94" table:style-name="ce101">
            <text:p><text:s/>$38.990,94<text:s/></text:p>
          </table:table-cell>
          <table:table-cell table:number-columns-repeated="2" table:style-name="ce100"/>
          <table:table-cell office:value-type="currency" office:value="38990.94" table:formula="of:=[.AS14]" table:style-name="ce105">
            <text:p><text:s/>$38.990,94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style-name="ce105"/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17597.25" table:style-name="ce101">
            <text:p><text:s/>$17.597,25<text:s/></text:p>
          </table:table-cell>
          <table:table-cell office:value-type="string" table:style-name="ce103">
            <text:p>29214903</text:p>
          </table:table-cell>
          <table:table-cell office:value-type="string" table:style-name="ce103">
            <text:p>000004320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7-JUN-2020</text:p>
          </table:table-cell>
          <table:table-cell office:value-type="string" table:style-name="ce103">
            <text:p>24-JUN-2020</text:p>
          </table:table-cell>
          <table:table-cell office:value-type="currency" office:value="16500" table:style-name="ce101">
            <text:p><text:s/>$16.5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 COMPRA DE 100 BATERIAS 12V/80AH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4062020010990800537001200100100000432</text:p>
          </table:table-cell>
          <table:table-cell office:value-type="string" table:style-name="ce103">
            <text:p>24-JUN-2021</text:p>
          </table:table-cell>
          <table:table-cell office:value-type="float" office:value="157012" table:style-name="ce100">
            <text:p>157012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MROMAN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1980" table:style-name="ce100">
            <text:p>198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594" table:style-name="ce100">
            <text:p>594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288.75" table:style-name="ce100">
            <text:p>288,7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5541132</text:p>
          </table:table-cell>
          <table:table-cell office:value-type="string" table:style-name="ce103">
            <text:p>989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7-SEP-2020</text:p>
          </table:table-cell>
          <table:table-cell office:value-type="currency" office:value="17597.25" table:style-name="ce101">
            <text:p><text:s/>$17.597,25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office:value-type="currency" office:value="17597.25" table:formula="of:=[.AS16]" table:style-name="ce105">
            <text:p><text:s/>$17.597,25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style-name="ce105"/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50125.5" table:style-name="ce101">
            <text:p><text:s/>$50.125,50<text:s/></text:p>
          </table:table-cell>
          <table:table-cell office:value-type="string" table:style-name="ce103">
            <text:p>29284403</text:p>
          </table:table-cell>
          <table:table-cell office:value-type="string" table:style-name="ce103">
            <text:p>000004321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06-JUL-2020</text:p>
          </table:table-cell>
          <table:table-cell office:value-type="string" table:style-name="ce103">
            <text:p>02-JUL-2020</text:p>
          </table:table-cell>
          <table:table-cell office:value-type="currency" office:value="47000" table:style-name="ce101">
            <text:p><text:s/>$47.0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 COMPRA DE 200 DRY BATTERT (12V/120 AH)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02072020010990800537001200100100000432</text:p>
          </table:table-cell>
          <table:table-cell office:value-type="string" table:style-name="ce103">
            <text:p>02-JUL-2021</text:p>
          </table:table-cell>
          <table:table-cell office:value-type="float" office:value="157465" table:style-name="ce100">
            <text:p>157465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MROMAN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5640" table:style-name="ce100">
            <text:p>564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1692" table:style-name="ce100">
            <text:p>1692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822.5" table:style-name="ce100">
            <text:p>822,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6460132</text:p>
          </table:table-cell>
          <table:table-cell office:value-type="string" table:style-name="ce103">
            <text:p>55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9-OCT-2020</text:p>
          </table:table-cell>
          <table:table-cell office:value-type="currency" office:value="26713.65" table:style-name="ce101">
            <text:p><text:s/>$26.713,65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office:value-type="currency" office:value="26713.65" table:formula="of:=[.AS18]" table:style-name="ce105">
            <text:p><text:s/>$26.713,65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5541132</text:p>
          </table:table-cell>
          <table:table-cell office:value-type="string" table:style-name="ce103">
            <text:p>989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7-SEP-2020</text:p>
          </table:table-cell>
          <table:table-cell office:value-type="currency" office:value="23411.85" table:style-name="ce101">
            <text:p><text:s/>$23.411,85<text:s/></text:p>
          </table:table-cell>
          <table:table-cell table:number-columns-repeated="2" table:style-name="ce100"/>
          <table:table-cell office:value-type="currency" office:value="23411.85" table:formula="of:=[.AS19]" table:style-name="ce105">
            <text:p><text:s/>$23.411,85<text:s/></text:p>
          </table:table-cell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style-name="ce105"/>
          <table:table-cell table:number-columns-repeated="2"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25062.75" table:style-name="ce101">
            <text:p><text:s/>$25.062,75<text:s/></text:p>
          </table:table-cell>
          <table:table-cell office:value-type="string" table:style-name="ce103">
            <text:p>29811803</text:p>
          </table:table-cell>
          <table:table-cell office:value-type="string" table:style-name="ce103">
            <text:p>000004322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14-AGO-2020</text:p>
          </table:table-cell>
          <table:table-cell office:value-type="string" table:style-name="ce103">
            <text:p>09-AGO-2020</text:p>
          </table:table-cell>
          <table:table-cell office:value-type="currency" office:value="23500" table:style-name="ce101">
            <text:p><text:s/>$23.5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. / <text:s/>COMPRA DE 100 BATERIAS (12 / 120 AH)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09082020010990800537001200100100000432</text:p>
          </table:table-cell>
          <table:table-cell office:value-type="string" table:style-name="ce103">
            <text:p>09-AGO-2021</text:p>
          </table:table-cell>
          <table:table-cell office:value-type="float" office:value="161052" table:style-name="ce100">
            <text:p>161052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2820" table:style-name="ce100">
            <text:p>282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846" table:style-name="ce100">
            <text:p>846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411.25" table:style-name="ce100">
            <text:p>411,2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7189632</text:p>
          </table:table-cell>
          <table:table-cell office:value-type="string" table:style-name="ce103">
            <text:p>195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6-NOV-2020</text:p>
          </table:table-cell>
          <table:table-cell office:value-type="currency" office:value="16776.400000000001" table:style-name="ce101">
            <text:p><text:s/>$16.776,40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table:style-name="ce105"/>
          <table:table-cell office:value-type="currency" office:value="16776.400000000001" table:formula="of:=[.AS21]" table:style-name="ce105">
            <text:p><text:s/>$16.776,40<text:s/></text:p>
          </table:table-cell>
          <table:table-cell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6460132</text:p>
          </table:table-cell>
          <table:table-cell office:value-type="string" table:style-name="ce103">
            <text:p>55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9-OCT-2020</text:p>
          </table:table-cell>
          <table:table-cell office:value-type="currency" office:value="8286.35" table:style-name="ce101">
            <text:p><text:s/>$8.286,35<text:s/></text:p>
          </table:table-cell>
          <table:table-cell table:number-columns-repeated="2" table:style-name="ce100"/>
          <table:table-cell office:value-type="currency" office:value="8286.35" table:formula="of:=[.AS22]" table:style-name="ce105">
            <text:p><text:s/>$8.286,35<text:s/></text:p>
          </table:table-cell>
          <table:table-cell table:style-name="ce105"/>
          <table:table-cell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number-columns-repeated="2" table:style-name="ce105"/>
          <table:table-cell table:style-name="ce100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47939.17" table:style-name="ce101">
            <text:p><text:s/>$47.939,17<text:s/></text:p>
          </table:table-cell>
          <table:table-cell office:value-type="string" table:style-name="ce103">
            <text:p>30049203</text:p>
          </table:table-cell>
          <table:table-cell office:value-type="string" table:style-name="ce103">
            <text:p>000004324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31-AGO-2020</text:p>
          </table:table-cell>
          <table:table-cell office:value-type="string" table:style-name="ce103">
            <text:p>22-AGO-2020</text:p>
          </table:table-cell>
          <table:table-cell office:value-type="currency" office:value="44950" table:style-name="ce101">
            <text:p><text:s/>$44.95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. / COMPRA DE 155UN DRY BATTERY (12V/80AH).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2082020010990800537001200100100000432</text:p>
          </table:table-cell>
          <table:table-cell office:value-type="string" table:style-name="ce103">
            <text:p>22-AGO-2021</text:p>
          </table:table-cell>
          <table:table-cell office:value-type="float" office:value="162798" table:style-name="ce100">
            <text:p>162798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5394" table:style-name="ce100">
            <text:p>5394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1618.2" table:style-name="ce100">
            <text:p>1618,2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786.63" table:style-name="ce100">
            <text:p>786,63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8815032</text:p>
          </table:table-cell>
          <table:table-cell office:value-type="string" table:style-name="ce103">
            <text:p>50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28-DIC-2020</text:p>
          </table:table-cell>
          <table:table-cell office:value-type="currency" office:value="14000" table:style-name="ce101">
            <text:p><text:s/>$14.000,00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table:style-name="ce105"/>
          <table:table-cell office:value-type="currency" office:value="14000" table:formula="of:=[.AS24]" table:style-name="ce105">
            <text:p><text:s/>$14.000,00<text:s/></text:p>
          </table:table-cell>
          <table:table-cell table:style-name="ce100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9085532</text:p>
          </table:table-cell>
          <table:table-cell office:value-type="string" table:style-name="ce103">
            <text:p>519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8-ENE-2021</text:p>
          </table:table-cell>
          <table:table-cell office:value-type="currency" office:value="29139.439999999999" table:style-name="ce101">
            <text:p><text:s/>$29.139,44<text:s/></text:p>
          </table:table-cell>
          <table:table-cell table:number-columns-repeated="2" table:style-name="ce100"/>
          <table:table-cell table:number-columns-repeated="2" table:style-name="ce105"/>
          <table:table-cell office:value-type="currency" office:value="29139.439999999999" table:formula="of:=[.AS25]" table:style-name="ce105">
            <text:p><text:s/>$29.139,44<text:s/></text:p>
          </table:table-cell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8143432</text:p>
          </table:table-cell>
          <table:table-cell office:value-type="string" table:style-name="ce103">
            <text:p>34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7-DIC-2020</text:p>
          </table:table-cell>
          <table:table-cell office:value-type="currency" office:value="4799.7299999999996" table:style-name="ce101">
            <text:p><text:s/>$4.799,73<text:s/></text:p>
          </table:table-cell>
          <table:table-cell table:number-columns-repeated="2" table:style-name="ce100"/>
          <table:table-cell table:style-name="ce105"/>
          <table:table-cell office:value-type="currency" office:value="4799.7299999999996" table:formula="of:=[.AS26]" table:style-name="ce105">
            <text:p><text:s/>$4.799,73<text:s/></text:p>
          </table:table-cell>
          <table:table-cell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2" table:style-name="ce100"/>
          <table:table-cell table:number-columns-repeated="3" table:style-name="ce105"/>
          <table:table-cell table:number-columns-repeated="16334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64789.87" table:style-name="ce101">
            <text:p><text:s/>$64.789,87<text:s/></text:p>
          </table:table-cell>
          <table:table-cell office:value-type="string" table:style-name="ce103">
            <text:p>30049803</text:p>
          </table:table-cell>
          <table:table-cell office:value-type="string" table:style-name="ce103">
            <text:p>000004323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31-AGO-2020</text:p>
          </table:table-cell>
          <table:table-cell office:value-type="string" table:style-name="ce103">
            <text:p>21-AGO-2020</text:p>
          </table:table-cell>
          <table:table-cell office:value-type="currency" office:value="60750" table:style-name="ce101">
            <text:p><text:s/>$60.75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RVICIOS TELCODATA S.A. / COMPRA DE 270 BATERIAS (12V/120AH HR-12120)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1082020010990800537001200100100000432</text:p>
          </table:table-cell>
          <table:table-cell office:value-type="string" table:style-name="ce103">
            <text:p>21-AGO-2021</text:p>
          </table:table-cell>
          <table:table-cell office:value-type="float" office:value="162811" table:style-name="ce100">
            <text:p>162811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7290" table:style-name="ce100">
            <text:p>729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2187" table:style-name="ce100">
            <text:p>2187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1063.1300000000001" table:style-name="ce100">
            <text:p>1063,13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7971332</text:p>
          </table:table-cell>
          <table:table-cell office:value-type="string" table:style-name="ce103">
            <text:p>30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30-NOV-2020</text:p>
          </table:table-cell>
          <table:table-cell office:value-type="currency" office:value="1000" table:style-name="ce101">
            <text:p><text:s/>$1.000,00<text:s/></text:p>
          </table:table-cell>
          <table:table-cell office:value-type="string" table:style-name="ce104">
            <text:p>Factura pagada</text:p>
          </table:table-cell>
          <table:table-cell table:style-name="ce100"/>
          <table:table-cell table:style-name="ce105"/>
          <table:table-cell office:value-type="currency" office:value="1000" table:formula="of:=[.AS28]" table:style-name="ce105">
            <text:p><text:s/>$1.000,00<text:s/></text:p>
          </table:table-cell>
          <table:table-cell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8143432</text:p>
          </table:table-cell>
          <table:table-cell office:value-type="string" table:style-name="ce103">
            <text:p>34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7-DIC-2020</text:p>
          </table:table-cell>
          <table:table-cell office:value-type="currency" office:value="5200.2700000000004" table:style-name="ce101">
            <text:p><text:s/>$5.200,27<text:s/></text:p>
          </table:table-cell>
          <table:table-cell table:number-columns-repeated="2" table:style-name="ce100"/>
          <table:table-cell table:style-name="ce105"/>
          <table:table-cell office:value-type="currency" office:value="5200.2700000000004" table:formula="of:=[.AS29]" table:style-name="ce105">
            <text:p><text:s/>$5.200,27<text:s/></text:p>
          </table:table-cell>
          <table:table-cell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7189632</text:p>
          </table:table-cell>
          <table:table-cell office:value-type="string" table:style-name="ce103">
            <text:p>195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6-NOV-2020</text:p>
          </table:table-cell>
          <table:table-cell office:value-type="currency" office:value="23223.599999999999" table:style-name="ce101">
            <text:p><text:s/>$23.223,60<text:s/></text:p>
          </table:table-cell>
          <table:table-cell table:number-columns-repeated="2" table:style-name="ce100"/>
          <table:table-cell table:style-name="ce105"/>
          <table:table-cell office:value-type="currency" office:value="23223.599999999999" table:formula="of:=[.AS30]" table:style-name="ce105">
            <text:p><text:s/>$23.223,60<text:s/></text:p>
          </table:table-cell>
          <table:table-cell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7555932</text:p>
          </table:table-cell>
          <table:table-cell office:value-type="string" table:style-name="ce103">
            <text:p>268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9-NOV-2020</text:p>
          </table:table-cell>
          <table:table-cell office:value-type="currency" office:value="23000" table:style-name="ce101">
            <text:p><text:s/>$23.000,00<text:s/></text:p>
          </table:table-cell>
          <table:table-cell table:number-columns-repeated="2" table:style-name="ce100"/>
          <table:table-cell table:style-name="ce105"/>
          <table:table-cell office:value-type="currency" office:value="23000" table:formula="of:=[.AS31]" table:style-name="ce105">
            <text:p><text:s/>$23.000,00<text:s/></text:p>
          </table:table-cell>
          <table:table-cell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CK</text:p>
          </table:table-cell>
          <table:table-cell office:value-type="string" table:style-name="ce103">
            <text:p>CHEQUES</text:p>
          </table:table-cell>
          <table:table-cell office:value-type="string" table:style-name="ce103">
            <text:p>1025332</text:p>
          </table:table-cell>
          <table:table-cell office:value-type="string" table:style-name="ce103">
            <text:p>6457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28-FEB-2020</text:p>
          </table:table-cell>
          <table:table-cell office:value-type="currency" office:value="12366" table:style-name="ce101">
            <text:p><text:s/>$12.366,00<text:s/></text:p>
          </table:table-cell>
          <table:table-cell table:number-columns-repeated="2" table:style-name="ce100"/>
          <table:table-cell office:value-type="currency" office:value="12366" table:formula="of:=[.AS32]" table:style-name="ce105">
            <text:p><text:s/>$12.366,00<text:s/></text:p>
          </table:table-cell>
          <table:table-cell table:number-columns-repeated="2" table:style-name="ce105"/>
          <table:table-cell table:number-columns-repeated="16334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98245.98" table:style-name="ce101">
            <text:p><text:s/>$98.245,98<text:s/></text:p>
          </table:table-cell>
          <table:table-cell office:value-type="string" table:style-name="ce103">
            <text:p>31220503</text:p>
          </table:table-cell>
          <table:table-cell office:value-type="string" table:style-name="ce103">
            <text:p>000004325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4-NOV-2020</text:p>
          </table:table-cell>
          <table:table-cell office:value-type="string" table:style-name="ce103">
            <text:p>20-NOV-2020</text:p>
          </table:table-cell>
          <table:table-cell office:value-type="currency" office:value="92120" table:style-name="ce101">
            <text:p><text:s/>$92.12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S TELCODATA S.A./ COMPRA 392 DRY BATTERY (12V/120AH).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0112020010990800537001200100100000432</text:p>
          </table:table-cell>
          <table:table-cell office:value-type="string" table:style-name="ce103">
            <text:p>20-NOV-2021</text:p>
          </table:table-cell>
          <table:table-cell office:value-type="float" office:value="170568" table:style-name="ce100">
            <text:p>170568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2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11054.4" table:style-name="ce100">
            <text:p>11054,4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3316.32" table:style-name="ce100">
            <text:p>3316,32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1612.1" table:style-name="ce100">
            <text:p>1612,1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9085532</text:p>
          </table:table-cell>
          <table:table-cell office:value-type="string" table:style-name="ce103">
            <text:p>519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8-ENE-2021</text:p>
          </table:table-cell>
          <table:table-cell office:value-type="currency" office:value="5860.56" table:style-name="ce101">
            <text:p><text:s/>$5.860,56<text:s/></text:p>
          </table:table-cell>
          <table:table-cell office:value-type="string" table:style-name="ce104">
            <text:p>Factura pagada</text:p>
          </table:table-cell>
          <table:table-cell table:number-columns-repeated="2" table:style-name="ce100"/>
          <table:table-cell table:style-name="ce105"/>
          <table:table-cell office:value-type="currency" office:value="5860.56" table:formula="of:=[.AS34]" table:style-name="ce105">
            <text:p><text:s/>$5.860,56<text:s/></text:p>
          </table:table-cell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10252832</text:p>
          </table:table-cell>
          <table:table-cell office:value-type="string" table:style-name="ce103">
            <text:p>676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8-FEB-2021</text:p>
          </table:table-cell>
          <table:table-cell office:value-type="currency" office:value="67385.42" table:style-name="ce101">
            <text:p><text:s/>$67.385,42<text:s/></text:p>
          </table:table-cell>
          <table:table-cell table:number-columns-repeated="3" table:style-name="ce100"/>
          <table:table-cell table:style-name="ce105"/>
          <table:table-cell office:value-type="currency" office:value="67385.42" table:formula="of:=[.AS35]" table:style-name="ce105">
            <text:p><text:s/>$67.385,42<text:s/></text:p>
          </table:table-cell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26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9878732</text:p>
          </table:table-cell>
          <table:table-cell office:value-type="string" table:style-name="ce103">
            <text:p>617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01-FEB-2021</text:p>
          </table:table-cell>
          <table:table-cell office:value-type="currency" office:value="25000" table:style-name="ce101">
            <text:p><text:s/>$25.000,00<text:s/></text:p>
          </table:table-cell>
          <table:table-cell table:number-columns-repeated="3" table:style-name="ce100"/>
          <table:table-cell table:style-name="ce105"/>
          <table:table-cell office:value-type="currency" office:value="25000" table:formula="of:=[.AS36]" table:style-name="ce105">
            <text:p><text:s/>$25.000,00<text:s/></text:p>
          </table:table-cell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1002.51" table:style-name="ce101">
            <text:p><text:s/>$1.002,51<text:s/></text:p>
          </table:table-cell>
          <table:table-cell office:value-type="string" table:style-name="ce103">
            <text:p>31335303</text:p>
          </table:table-cell>
          <table:table-cell office:value-type="string" table:style-name="ce103">
            <text:p>000004326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30-NOV-2020</text:p>
          </table:table-cell>
          <table:table-cell office:value-type="string" table:style-name="ce103">
            <text:p>21-NOV-2020</text:p>
          </table:table-cell>
          <table:table-cell office:value-type="currency" office:value="940" table:style-name="ce101">
            <text:p><text:s/>$94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CIO TELCODATA TN-UIO F.4326 POR COMPRA DE DRY BATEERY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1112020009908005370012001001000004532</text:p>
          </table:table-cell>
          <table:table-cell office:value-type="string" table:style-name="ce103">
            <text:p>21-NOV-2021</text:p>
          </table:table-cell>
          <table:table-cell office:value-type="float" office:value="171446" table:style-name="ce100">
            <text:p>171446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3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112.8" table:style-name="ce100">
            <text:p>112,8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33.840000000000003" table:style-name="ce100">
            <text:p>33,84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16.45" table:style-name="ce100">
            <text:p>16,4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8466532</text:p>
          </table:table-cell>
          <table:table-cell office:value-type="string" table:style-name="ce103">
            <text:p>39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7-DIC-2020</text:p>
          </table:table-cell>
          <table:table-cell office:value-type="currency" office:value="1002.51" table:style-name="ce101">
            <text:p><text:s/>$1.002,51<text:s/></text:p>
          </table:table-cell>
          <table:table-cell office:value-type="string" table:style-name="ce104">
            <text:p>Factura pagada</text:p>
          </table:table-cell>
          <table:table-cell table:number-columns-repeated="2" table:style-name="ce100"/>
          <table:table-cell office:value-type="currency" office:value="1002.51" table:formula="of:=[.AS38]" table:style-name="ce105">
            <text:p><text:s/>$1.002,51<text:s/></text:p>
          </table:table-cell>
          <table:table-cell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1002.51" table:style-name="ce101">
            <text:p><text:s/>$1.002,51<text:s/></text:p>
          </table:table-cell>
          <table:table-cell office:value-type="string" table:style-name="ce103">
            <text:p>31335803</text:p>
          </table:table-cell>
          <table:table-cell office:value-type="string" table:style-name="ce103">
            <text:p>000004327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30-NOV-2020</text:p>
          </table:table-cell>
          <table:table-cell office:value-type="string" table:style-name="ce103">
            <text:p>21-NOV-2020</text:p>
          </table:table-cell>
          <table:table-cell office:value-type="currency" office:value="940" table:style-name="ce101">
            <text:p><text:s/>$94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SERVISIOS TELCODATA TN-UIO F.4327 POR COMPRA DE DRY BATTERY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21112020010990800537001200100100000432</text:p>
          </table:table-cell>
          <table:table-cell office:value-type="string" table:style-name="ce103">
            <text:p>21-NOV-2021</text:p>
          </table:table-cell>
          <table:table-cell office:value-type="float" office:value="171447" table:style-name="ce100">
            <text:p>171447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3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112.8" table:style-name="ce100">
            <text:p>112,8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33.840000000000003" table:style-name="ce100">
            <text:p>33,84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16.45" table:style-name="ce100">
            <text:p>16,45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8466532</text:p>
          </table:table-cell>
          <table:table-cell office:value-type="string" table:style-name="ce103">
            <text:p>390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7-DIC-2020</text:p>
          </table:table-cell>
          <table:table-cell office:value-type="currency" office:value="1002.51" table:style-name="ce101">
            <text:p><text:s/>$1.002,51<text:s/></text:p>
          </table:table-cell>
          <table:table-cell office:value-type="string" table:style-name="ce104">
            <text:p>Factura pagada</text:p>
          </table:table-cell>
          <table:table-cell table:number-columns-repeated="2" table:style-name="ce100"/>
          <table:table-cell office:value-type="currency" office:value="1002.51" table:formula="of:=[.AS40]" table:style-name="ce105">
            <text:p><text:s/>$1.002,51<text:s/></text:p>
          </table:table-cell>
          <table:table-cell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2005.02" table:style-name="ce101">
            <text:p><text:s/>$2.005,02<text:s/></text:p>
          </table:table-cell>
          <table:table-cell office:value-type="string" table:style-name="ce103">
            <text:p>31547703</text:p>
          </table:table-cell>
          <table:table-cell office:value-type="string" table:style-name="ce103">
            <text:p>000004328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16-DIC-2020</text:p>
          </table:table-cell>
          <table:table-cell office:value-type="string" table:style-name="ce103">
            <text:p>11-DIC-2020</text:p>
          </table:table-cell>
          <table:table-cell office:value-type="currency" office:value="1880" table:style-name="ce101">
            <text:p><text:s/>$1.880,00<text:s/>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string" table:style-name="ce103">
            <text:p>TELCODATA TN-UIO F.4328 POR POR COMPRA DE DRY BATERRY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11122020010990800537001200100100000432</text:p>
          </table:table-cell>
          <table:table-cell office:value-type="string" table:style-name="ce103">
            <text:p>11-DIC-2021</text:p>
          </table:table-cell>
          <table:table-cell office:value-type="float" office:value="172691" table:style-name="ce100">
            <text:p>172691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TNET_ACO23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225.6" table:style-name="ce100">
            <text:p>225,6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67.680000000000007" table:style-name="ce100">
            <text:p>67,68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32.9" table:style-name="ce100">
            <text:p>32,9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9325732</text:p>
          </table:table-cell>
          <table:table-cell office:value-type="string" table:style-name="ce103">
            <text:p>6944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4-ENE-2021</text:p>
          </table:table-cell>
          <table:table-cell office:value-type="currency" office:value="2005.02" table:style-name="ce101">
            <text:p><text:s/>$2.005,02<text:s/></text:p>
          </table:table-cell>
          <table:table-cell office:value-type="string" table:style-name="ce104">
            <text:p>Factura pagada</text:p>
          </table:table-cell>
          <table:table-cell table:number-columns-repeated="2" table:style-name="ce100"/>
          <table:table-cell table:style-name="ce105"/>
          <table:table-cell office:value-type="currency" office:value="2005.02" table:formula="of:=[.AS42]" table:style-name="ce105">
            <text:p><text:s/>$2.005,02<text:s/></text:p>
          </table:table-cell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5"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52130.52" table:style-name="ce101">
            <text:p><text:s/>$52.130,52<text:s/></text:p>
          </table:table-cell>
          <table:table-cell office:value-type="string" table:style-name="ce103">
            <text:p>31726003</text:p>
          </table:table-cell>
          <table:table-cell office:value-type="string" table:style-name="ce103">
            <text:p>000004330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4-DIC-2020</text:p>
          </table:table-cell>
          <table:table-cell office:value-type="string" table:style-name="ce103">
            <text:p>18-DIC-2020</text:p>
          </table:table-cell>
          <table:table-cell office:value-type="currency" office:value="48880" table:style-name="ce101">
            <text:p><text:s/>$48.880,00<text:s/></text:p>
          </table:table-cell>
          <table:table-cell office:value-type="float" office:value="0" table:style-name="ce100">
            <text:p>0</text:p>
          </table:table-cell>
          <table:table-cell office:value-type="float" office:value="52130.52" table:style-name="ce100">
            <text:p>52130,52</text:p>
          </table:table-cell>
          <table:table-cell office:value-type="string" table:style-name="ce103">
            <text:p>SERVICIOS TELCODATE S.A./ COMPRA DE 208 (UN) DE DRY BATERIA.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18122020010990800537001200100100000433</text:p>
          </table:table-cell>
          <table:table-cell office:value-type="string" table:style-name="ce103">
            <text:p>18-DIC-2021</text:p>
          </table:table-cell>
          <table:table-cell office:value-type="float" office:value="174103" table:style-name="ce100">
            <text:p>174103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ABANOA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5865.6" table:style-name="ce100">
            <text:p>5865,6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1759.68" table:style-name="ce100">
            <text:p>1759,68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855.4" table:style-name="ce100">
            <text:p>855,4</text:p>
          </table:table-cell>
          <table:table-cell table:number-columns-repeated="9" table:style-name="ce100"/>
          <table:table-cell table:style-name="ce101"/>
          <table:table-cell table:number-columns-repeated="3" table:style-name="ce100"/>
          <table:table-cell table:number-columns-repeated="2" table:style-name="ce105"/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office:value-type="string" table:style-name="ce103">
            <text:p>000398</text:p>
          </table:table-cell>
          <table:table-cell office:value-type="string" table:style-name="ce103">
            <text:p>SERVICIOS TELCODATA S.A.</text:p>
          </table:table-cell>
          <table:table-cell office:value-type="string" table:style-name="ce103">
            <text:p>C</text:p>
          </table:table-cell>
          <table:table-cell office:value-type="string" table:style-name="ce103">
            <text:p>FB</text:p>
          </table:table-cell>
          <table:table-cell office:value-type="string" table:style-name="ce103">
            <text:p>FACTURA BIENES</text:p>
          </table:table-cell>
          <table:table-cell office:value-type="currency" office:value="25596" table:style-name="ce101">
            <text:p><text:s/>$25.596,00<text:s/></text:p>
          </table:table-cell>
          <table:table-cell office:value-type="string" table:style-name="ce103">
            <text:p>31727103</text:p>
          </table:table-cell>
          <table:table-cell office:value-type="string" table:style-name="ce103">
            <text:p>000004329</text:p>
          </table:table-cell>
          <table:table-cell office:value-type="string" table:style-name="ce103">
            <text:p>001001</text:p>
          </table:table-cell>
          <table:table-cell office:value-type="string" table:style-name="ce103">
            <text:p>24-DIC-2020</text:p>
          </table:table-cell>
          <table:table-cell office:value-type="string" table:style-name="ce103">
            <text:p>16-DIC-2020</text:p>
          </table:table-cell>
          <table:table-cell office:value-type="currency" office:value="24000" table:style-name="ce101">
            <text:p><text:s/>$24.000,00<text:s/></text:p>
          </table:table-cell>
          <table:table-cell office:value-type="float" office:value="0" table:style-name="ce100">
            <text:p>0</text:p>
          </table:table-cell>
          <table:table-cell office:value-type="float" office:value="17981.419999999998" table:style-name="ce100">
            <text:p>17981,42</text:p>
          </table:table-cell>
          <table:table-cell office:value-type="string" table:style-name="ce103">
            <text:p>SERVICIOS TELCODATA S.A./ COMPRA DE 150 (UN) DRY BATERY.</text:p>
          </table:table-cell>
          <table:table-cell office:value-type="string" table:style-name="ce103">
            <text:p>01</text:p>
          </table:table-cell>
          <table:table-cell office:value-type="string" table:style-name="ce103">
            <text:p>16122020010990800537001200100100000432</text:p>
          </table:table-cell>
          <table:table-cell office:value-type="string" table:style-name="ce103">
            <text:p>16-DIC-2021</text:p>
          </table:table-cell>
          <table:table-cell office:value-type="float" office:value="174104" table:style-name="ce100">
            <text:p>174104</text:p>
          </table:table-cell>
          <table:table-cell office:value-type="string" table:style-name="ce103">
            <text:p>S</text:p>
          </table:table-cell>
          <table:table-cell table:style-name="ce103"/>
          <table:table-cell office:value-type="string" table:style-name="ce103">
            <text:p>ABANOA</text:p>
          </table:table-cell>
          <table:table-cell table:number-columns-repeated="4" table:style-name="ce100"/>
          <table:table-cell office:value-type="string" table:style-name="ce103">
            <text:p>01</text:p>
          </table:table-cell>
          <table:table-cell office:value-type="string" table:style-name="ce103">
            <text:p>12% IVA PAGADO FACTURA BIENES</text:p>
          </table:table-cell>
          <table:table-cell office:value-type="float" office:value="2880" table:style-name="ce100">
            <text:p>2880</text:p>
          </table:table-cell>
          <table:table-cell office:value-type="string" table:style-name="ce103">
            <text:p>30</text:p>
          </table:table-cell>
          <table:table-cell office:value-type="string" table:style-name="ce103">
            <text:p>RET. 30% IVA COMPRAS</text:p>
          </table:table-cell>
          <table:table-cell office:value-type="float" office:value="864" table:style-name="ce100">
            <text:p>864</text:p>
          </table:table-cell>
          <table:table-cell office:value-type="string" table:style-name="ce103">
            <text:p>65</text:p>
          </table:table-cell>
          <table:table-cell office:value-type="string" table:style-name="ce103">
            <text:p>1.75% TRANSFERENCIA DE BIENES MUEBLES</text:p>
          </table:table-cell>
          <table:table-cell office:value-type="float" office:value="420" table:style-name="ce100">
            <text:p>420</text:p>
          </table:table-cell>
          <table:table-cell table:number-columns-repeated="3" table:style-name="ce100"/>
          <table:table-cell office:value-type="string" table:style-name="ce103">
            <text:p>TR</text:p>
          </table:table-cell>
          <table:table-cell office:value-type="string" table:style-name="ce103">
            <text:p>TRANSFERENCIAS</text:p>
          </table:table-cell>
          <table:table-cell office:value-type="string" table:style-name="ce103">
            <text:p>10252832</text:p>
          </table:table-cell>
          <table:table-cell office:value-type="string" table:style-name="ce103">
            <text:p>676</text:p>
          </table:table-cell>
          <table:table-cell office:value-type="string" table:style-name="ce103">
            <text:p>0</text:p>
          </table:table-cell>
          <table:table-cell office:value-type="string" table:style-name="ce103">
            <text:p>18-FEB-2021</text:p>
          </table:table-cell>
          <table:table-cell office:value-type="currency" office:value="7614.58" table:style-name="ce101">
            <text:p><text:s/>$7.614,58<text:s/></text:p>
          </table:table-cell>
          <table:table-cell office:value-type="currency" office:value="70111.939999999988" table:formula="of:=+SUM([.F44:.F45])-[.AS45]" table:style-name="ce106">
            <text:p><text:s/>$ 70.111,94<text:s/></text:p>
          </table:table-cell>
          <table:table-cell office:value-type="string" table:style-name="ce107">
            <text:p>Saldo pendiente en factura</text:p>
          </table:table-cell>
          <table:table-cell table:style-name="ce100"/>
          <table:table-cell table:style-name="ce105"/>
          <table:table-cell office:value-type="currency" office:value="7614.58" table:formula="of:=[.AS45]" table:style-name="ce105">
            <text:p><text:s/>$7.614,58<text:s/></text:p>
          </table:table-cell>
          <table:table-cell table:number-columns-repeated="2" table:style-name="ce100"/>
          <table:table-cell table:number-columns-repeated="1633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 table:style-name="ce104"/>
          <table:table-cell office:value-type="currency" office:value="584436.02" table:formula="of:=+SUM([.F3:.F45])" table:style-name="ce108">
            <text:p><text:s/>$584.436,02<text:s/></text:p>
          </table:table-cell>
          <table:table-cell table:number-columns-repeated="5" table:style-name="ce104"/>
          <table:table-cell table:style-name="ce108"/>
          <table:table-cell table:number-columns-repeated="32" table:style-name="ce104"/>
          <table:table-cell office:value-type="currency" office:value="514324.08" table:formula="of:=+SUM([.AS2:.AS45])" table:style-name="ce108">
            <text:p><text:s/>$514.324,08<text:s/></text:p>
          </table:table-cell>
          <table:table-cell table:number-columns-repeated="2" table:style-name="ce104"/>
          <table:table-cell office:value-type="currency" office:value="287314.03999999998" table:formula="of:=SUM([.AV3:.AV45])" table:style-name="ce109">
            <text:p><text:s/>$287.314,04<text:s/></text:p>
          </table:table-cell>
          <table:table-cell office:value-type="currency" office:value="90005.01999999999" table:formula="of:=SUM([.AW3:.AW45])" table:style-name="ce109">
            <text:p><text:s/>$90.005,02<text:s/></text:p>
          </table:table-cell>
          <table:table-cell office:value-type="currency" office:value="137005.01999999999" table:formula="of:=SUM([.AX3:.AX45])" table:style-name="ce109">
            <text:p><text:s/>$137.005,02<text:s/></text:p>
          </table:table-cell>
          <table:table-cell table:style-name="ce104"/>
          <table:table-cell office:value-type="currency" office:value="514324.07999999996" table:formula="of:=SUM([.AV47:.AX47])" table:style-name="ce109">
            <text:p><text:s/>$514.324,08<text:s/></text:p>
          </table:table-cell>
          <table:table-cell table:number-columns-repeated="16332" table:style-name="ce104"/>
        </table:table-row>
        <table:table-row table:style-name="ro7">
          <table:table-cell table:number-columns-repeated="11" table:style-name="ce100"/>
          <table:table-cell table:style-name="ce101"/>
          <table:table-cell table:number-columns-repeated="40" table:style-name="ce100"/>
          <table:table-cell table:number-columns-repeated="16332" table:style-name="ce1"/>
        </table:table-row>
        <table:table-row table:style-name="ro7">
          <table:table-cell table:number-columns-repeated="4" table:style-name="ce1"/>
          <table:table-cell office:value-type="string" table:style-name="ce100">
            <text:p>Facturado hasta Octubre</text:p>
          </table:table-cell>
          <table:table-cell office:value-type="currency" office:value="404453.48" table:formula="of:=SUM([.F3:.F33])" table:style-name="ce101">
            <text:p><text:s/>$404.453,48<text:s/></text:p>
          </table:table-cell>
          <table:table-cell table:number-columns-repeated="5" table:style-name="ce100"/>
          <table:table-cell table:style-name="ce101"/>
          <table:table-cell table:number-columns-repeated="32" table:style-name="ce100"/>
          <table:table-cell office:value-type="currency" office:value="70111.94" table:formula="of:=+[.F47]-[.AS47]" table:style-name="ce110">
            <text:p><text:s/>$70.111,94<text:s/></text:p>
          </table:table-cell>
          <table:table-cell table:style-name="ce100"/>
          <table:table-cell table:number-columns-repeated="16338" table:style-name="ce1"/>
        </table:table-row>
        <table:table-row table:style-name="ro7">
          <table:table-cell table:number-columns-repeated="4" table:style-name="ce1"/>
          <table:table-cell office:value-type="string" table:style-name="ce100">
            <text:p>Facturado hasta Diciembre</text:p>
          </table:table-cell>
          <table:table-cell office:value-type="currency" office:value="179982.53999999998" table:formula="of:=SUM([.F34:.F45])" table:style-name="ce101">
            <text:p><text:s/>$179.982,54<text:s/></text:p>
          </table:table-cell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8"/>
          <table:table-cell office:value-type="string" table:style-name="ce104">
            <text:p>Pendiente por pagar a Servicios Telcodata por compra de batería.<text:s/></text:p>
          </table:table-cell>
          <table:table-cell table:number-columns-repeated="16338" table:style-name="ce1"/>
        </table:table-row>
        <table:table-row table:style-name="ro7">
          <table:table-cell table:number-columns-repeated="4" table:style-name="ce1"/>
          <table:table-cell table:style-name="ce100"/>
          <table:table-cell table:style-name="ce101"/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8"/>
          <table:table-cell office:value-type="string" table:style-name="ce104">
            <text:p>Este saldo aún se mantiene en Proveedores locales, ya que no se<text:s/></text:p>
          </table:table-cell>
          <table:table-cell table:number-columns-repeated="16338" table:style-name="ce1"/>
        </table:table-row>
        <table:table-row table:style-name="ro7">
          <table:table-cell table:number-columns-repeated="4" table:style-name="ce1"/>
          <table:table-cell office:value-type="string" table:style-name="ce100">
            <text:p>Total Anual</text:p>
          </table:table-cell>
          <table:table-cell office:value-type="currency" office:value="584436.02" table:formula="of:=SUM([.F49:.F50])" table:style-name="ce101">
            <text:p><text:s/>$584.436,02<text:s/></text:p>
          </table:table-cell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office:value-type="string" table:style-name="ce104">
            <text:p>ha hecho la reclasificación a la cuenta relacionada.</text:p>
          </table:table-cell>
          <table:table-cell table:number-columns-repeated="16338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4" table:style-name="ce1"/>
          <table:table-cell office:value-type="string" table:style-name="ce100">
            <text:p>Diferencia</text:p>
          </table:table-cell>
          <table:table-cell office:value-type="currency" office:value="0" table:formula="of:=[.F47]-[.F52]" table:style-name="ce101">
            <text:p><text:s/>$-00<text:s/></text:p>
          </table:table-cell>
          <table:table-cell table:number-columns-repeated="5" table:style-name="ce100"/>
          <table:table-cell table:style-name="ce101"/>
          <table:table-cell table:number-columns-repeated="32" table:style-name="ce100"/>
          <table:table-cell table:style-name="ce101"/>
          <table:table-cell table:style-name="ce100"/>
          <table:table-cell table:number-columns-repeated="16338" table:style-name="ce1"/>
        </table:table-row>
        <table:table-row table:number-rows-repeated="1048522" table:style-name="ro7">
          <table:table-cell table:number-columns-repeated="16384"/>
        </table:table-row>
      </table:table>
      <table:table table:name="Telconet_Relacionada" table:style-name="ta3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11" table:number-columns-repeated="16376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Saldo Al 31/12/2020</text:p>
          </table:table-cell>
          <table:table-cell office:value-type="currency" office:value="-72370.17" table:style-name="ce112">
            <text:p>$-72.370,17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ño<text:s/>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uenta</text:p>
          </table:table-cell>
          <table:table-cell office:value-type="string" table:style-name="ce1">
            <text:p>Nombre_Cuenta</text:p>
          </table:table-cell>
          <table:table-cell office:value-type="string" table:style-name="ce1">
            <text:p>Cod_Diario</text:p>
          </table:table-cell>
          <table:table-cell office:value-type="string" table:style-name="ce1">
            <text:p>No_Transaccion</text:p>
          </table:table-cell>
          <table:table-cell office:value-type="string" table:style-name="ce1">
            <text:p>Saldo</text:p>
          </table:table-cell>
          <table:table-cell office:value-type="string" table:style-name="ce1">
            <text:p>Observacion</text:p>
          </table:table-cell>
          <table:table-cell table:number-columns-repeated="16376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17-12-31T00:00:00" table:style-name="ce113">
            <text:p>31/12/2017</text:p>
          </table:table-cell>
          <table:table-cell office:value-type="float" office:value="2110702009" table:style-name="ce1">
            <text:p>2110702009</text:p>
          </table:table-cell>
          <table:table-cell office:value-type="string" table:style-name="ce1">
            <text:p>Servicios Telcodata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currency" office:value="-72370.17" table:style-name="ce112">
            <text:p>$-72.370,17</text:p>
          </table:table-cell>
          <table:table-cell office:value-type="string" table:style-name="ce1">
            <text:p>Traslado de saldo por pagar a Cta Relacionada</text:p>
          </table:table-cell>
          <table:table-cell table:number-columns-repeated="16376"/>
        </table:table-row>
        <table:table-row table:number-rows-repeated="1048571" table:style-name="ro2">
          <table:table-cell table:number-columns-repeated="16384"/>
        </table:table-row>
      </table:table>
      <table:table table:name="Mayor_CXC" table:style-name="ta4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31" table:default-cell-style-name="ce1"/>
        <table:table-column table:style-name="co56" table:default-cell-style-name="ce1"/>
        <table:table-column table:style-name="co31" table:default-cell-style-name="ce1"/>
        <table:table-column table:style-name="co57" table:default-cell-style-name="ce1"/>
        <table:table-column table:style-name="co3" table:default-cell-style-name="ce1"/>
        <table:table-column table:style-name="co58" table:default-cell-style-name="ce1"/>
        <table:table-column table:style-name="co10" table:number-columns-repeated="460" table:default-cell-style-name="ce1"/>
        <table:table-column table:style-name="co11" table:number-columns-repeated="15915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9">
          <table:table-cell office:value-type="string" table:style-name="ce114">
            <text:p>1-1-1-03-01-001</text:p>
          </table:table-cell>
          <table:table-cell office:value-type="string" table:style-name="ce115">
            <text:p>Clientes Locales</text:p>
          </table:table-cell>
          <table:table-cell office:value-type="float" office:value="189984" table:style-name="ce116">
            <text:p>189.984,00</text:p>
          </table:table-cell>
          <table:table-cell office:value-type="float" office:value="497603.11" table:style-name="ce116">
            <text:p>497.603,11</text:p>
          </table:table-cell>
          <table:table-cell office:value-type="float" office:value="570447.67000000004" table:style-name="ce116">
            <text:p>570.447,67</text:p>
          </table:table-cell>
          <table:table-cell office:value-type="float" office:value="117139.44" table:style-name="ce116">
            <text:p>117.139,4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number-columns-repeated="6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style-name="ce1"/>
          <table:table-cell table:style-name="ce116"/>
          <table:table-cell table:style-name="ce1"/>
          <table:table-cell table:style-name="ce116"/>
          <table:table-cell table:number-columns-repeated="4" table:style-name="ce1"/>
          <table:table-cell table:style-name="ce117"/>
          <table:table-cell table:number-columns-repeated="3" table:style-name="ce1"/>
          <table:table-cell table:number-columns-repeated="2" table:style-name="ce116"/>
          <table:table-cell table:number-columns-repeated="15915"/>
        </table:table-row>
        <table:table-row table:style-name="ro2">
          <table:table-cell table:number-columns-repeated="2" table:style-name="ce1"/>
          <table:table-cell office:value-type="string" table:style-name="ce114">
            <text:p><text:s/>191,935.91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116">
            <text:p>1.951,91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117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66,159.91</text:p>
          </table:table-cell>
          <table:table-cell office:value-type="float" office:value="25776" table:style-name="ce116">
            <text:p>25.776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117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56,607.91</text:p>
          </table:table-cell>
          <table:table-cell office:value-type="float" office:value="9552" table:style-name="ce116">
            <text:p>9.552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117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25,779.11</text:p>
          </table:table-cell>
          <table:table-cell office:value-type="float" office:value="0" table:style-name="ce1">
            <text:p>0</text:p>
          </table:table-cell>
          <table:table-cell office:value-type="float" office:value="69171.199999999997" table:style-name="ce116">
            <text:p>69.171,2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17">
            <text:p>21/02/2020</text:p>
          </table:table-cell>
          <table:table-cell office:value-type="string" table:style-name="ce1">
            <text:p>Factura #4316 Cliente : Telconet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22,938.15</text:p>
          </table:table-cell>
          <table:table-cell office:value-type="float" office:value="2840.96" table:style-name="ce116">
            <text:p>2.840,96</text:p>
          </table:table-cell>
          <table:table-cell office:value-type="float" office:value="0" table:style-name="ce1">
            <text:p>0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117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12,938.15</text:p>
          </table:table-cell>
          <table:table-cell office:value-type="float" office:value="10000" table:style-name="ce116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117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97,938.15</text:p>
          </table:table-cell>
          <table:table-cell office:value-type="float" office:value="15000" table:style-name="ce116">
            <text:p>15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117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83,954.15</text:p>
          </table:table-cell>
          <table:table-cell office:value-type="float" office:value="0" table:style-name="ce1">
            <text:p>0</text:p>
          </table:table-cell>
          <table:table-cell office:value-type="float" office:value="86016" table:style-name="ce116">
            <text:p>86.016,0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17">
            <text:p>16/03/2020</text:p>
          </table:table-cell>
          <table:table-cell office:value-type="string" table:style-name="ce1">
            <text:p>Factura #4317 Cliente: Telconet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80,421.35</text:p>
          </table:table-cell>
          <table:table-cell office:value-type="float" office:value="3532.8" table:style-name="ce116">
            <text:p>3.532,80</text:p>
          </table:table-cell>
          <table:table-cell office:value-type="float" office:value="0" table:style-name="ce1">
            <text:p>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117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53,869.35</text:p>
          </table:table-cell>
          <table:table-cell office:value-type="float" office:value="26552" table:style-name="ce116">
            <text:p>26.552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117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243,869.35</text:p>
          </table:table-cell>
          <table:table-cell office:value-type="float" office:value="10000" table:style-name="ce116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117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92,317.35</text:p>
          </table:table-cell>
          <table:table-cell office:value-type="float" office:value="51552" table:style-name="ce116">
            <text:p>51.552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117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87,317.35</text:p>
          </table:table-cell>
          <table:table-cell office:value-type="float" office:value="5000" table:style-name="ce116">
            <text:p>5.000,0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117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114">
            <text:p><text:s/>171,817.35</text:p>
          </table:table-cell>
          <table:table-cell office:value-type="float" office:value="15500" table:style-name="ce116">
            <text:p>15.500,0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117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24,457.35</text:p>
          </table:table-cell>
          <table:table-cell office:value-type="float" office:value="0" table:style-name="ce1">
            <text:p>0</text:p>
          </table:table-cell>
          <table:table-cell office:value-type="float" office:value="52640" table:style-name="ce116">
            <text:p>52.640,0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17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42,937.35</text:p>
          </table:table-cell>
          <table:table-cell office:value-type="float" office:value="0" table:style-name="ce1">
            <text:p>0</text:p>
          </table:table-cell>
          <table:table-cell office:value-type="float" office:value="18480" table:style-name="ce116">
            <text:p>18.480,0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117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84,937.35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116">
            <text:p>42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314,937.35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116">
            <text:p>30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72,937.35</text:p>
          </table:table-cell>
          <table:table-cell office:value-type="float" office:value="42000" table:style-name="ce116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42,937.35</text:p>
          </table:table-cell>
          <table:table-cell office:value-type="float" office:value="30000" table:style-name="ce116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00,937.35</text:p>
          </table:table-cell>
          <table:table-cell office:value-type="float" office:value="42000" table:style-name="ce116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70,937.35</text:p>
          </table:table-cell>
          <table:table-cell office:value-type="float" office:value="30000" table:style-name="ce116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70,343.35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68,651.35</text:p>
          </table:table-cell>
          <table:table-cell office:value-type="float" office:value="1692" table:style-name="ce116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68,362.60</text:p>
          </table:table-cell>
          <table:table-cell office:value-type="float" office:value="288.75" table:style-name="ce1">
            <text:p>288,75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67,540.10</text:p>
          </table:table-cell>
          <table:table-cell office:value-type="float" office:value="822.5" table:style-name="ce1">
            <text:p>822,5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17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20,180.10</text:p>
          </table:table-cell>
          <table:table-cell office:value-type="float" office:value="0" table:style-name="ce1">
            <text:p>0</text:p>
          </table:table-cell>
          <table:table-cell office:value-type="float" office:value="52640" table:style-name="ce116">
            <text:p>52.640,0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17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17,665.60</text:p>
          </table:table-cell>
          <table:table-cell office:value-type="float" office:value="2514.5" table:style-name="ce116">
            <text:p>2.514,50</text:p>
          </table:table-cell>
          <table:table-cell office:value-type="float" office:value="0" table:style-name="ce1">
            <text:p>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117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07,665.60</text:p>
          </table:table-cell>
          <table:table-cell office:value-type="float" office:value="10000" table:style-name="ce116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117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94,665.60</text:p>
          </table:table-cell>
          <table:table-cell office:value-type="float" office:value="13000" table:style-name="ce116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117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54,665.60</text:p>
          </table:table-cell>
          <table:table-cell office:value-type="float" office:value="40000" table:style-name="ce116">
            <text:p>4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117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80,985.60</text:p>
          </table:table-cell>
          <table:table-cell office:value-type="float" office:value="0" table:style-name="ce1">
            <text:p>0</text:p>
          </table:table-cell>
          <table:table-cell office:value-type="float" office:value="26320" table:style-name="ce116">
            <text:p>26.320,0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117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80,139.60</text:p>
          </table:table-cell>
          <table:table-cell office:value-type="float" office:value="846" table:style-name="ce1">
            <text:p>846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117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79,728.35</text:p>
          </table:table-cell>
          <table:table-cell office:value-type="float" office:value="411.25" table:style-name="ce1">
            <text:p>411,25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117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47,768.35</text:p>
          </table:table-cell>
          <table:table-cell office:value-type="float" office:value="0" table:style-name="ce1">
            <text:p>0</text:p>
          </table:table-cell>
          <table:table-cell office:value-type="float" office:value="68040" table:style-name="ce116">
            <text:p>68.040,0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17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98,112.35</text:p>
          </table:table-cell>
          <table:table-cell office:value-type="float" office:value="0" table:style-name="ce1">
            <text:p>0</text:p>
          </table:table-cell>
          <table:table-cell office:value-type="float" office:value="50344" table:style-name="ce116">
            <text:p>50.344,0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17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86,977.79</text:p>
          </table:table-cell>
          <table:table-cell office:value-type="float" office:value="11134.56" table:style-name="ce116">
            <text:p>11.134,56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73,977.79</text:p>
          </table:table-cell>
          <table:table-cell office:value-type="float" office:value="13000" table:style-name="ce116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71,790.79</text:p>
          </table:table-cell>
          <table:table-cell office:value-type="float" office:value="2187" table:style-name="ce116">
            <text:p>2.187,00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70,727.66</text:p>
          </table:table-cell>
          <table:table-cell office:value-type="float" office:value="1063.1300000000001" table:style-name="ce116">
            <text:p>1.063,13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69,941.03</text:p>
          </table:table-cell>
          <table:table-cell office:value-type="float" office:value="786.63" table:style-name="ce1">
            <text:p>786,63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48,075.59</text:p>
          </table:table-cell>
          <table:table-cell office:value-type="float" office:value="21865.439999999999" table:style-name="ce116">
            <text:p>21.865,44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46,457.39</text:p>
          </table:table-cell>
          <table:table-cell office:value-type="float" office:value="1618.2" table:style-name="ce116">
            <text:p>1.618,20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207,466.45</text:p>
          </table:table-cell>
          <table:table-cell office:value-type="float" office:value="38990.94" table:style-name="ce116">
            <text:p>38.990,94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117">
            <text:p>30/09/2020</text:p>
          </table:table-cell>
          <table:table-cell office:value-type="string" table:style-name="ce1">
            <text:p>NC 251421-1 :TELCONET - FACT #4319 CANCELACIﾓN FAC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14">
            <text:p><text:s/>189,869.20</text:p>
          </table:table-cell>
          <table:table-cell office:value-type="float" office:value="17597.25" table:style-name="ce116">
            <text:p>17.597,25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117">
            <text:p>30/09/2020</text:p>
          </table:table-cell>
          <table:table-cell office:value-type="string" table:style-name="ce1">
            <text:p>NC 251421-1 :TELCONET - FACT #4320 CANCELACIﾓN FAC</text:p>
          </table:table-cell>
          <table:table-cell table:style-name="ce1"/>
          <table:table-cell table:style-name="ce116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114">
            <text:p><text:s/>166,457.35</text:p>
          </table:table-cell>
          <table:table-cell office:value-type="float" office:value="23411.85" table:style-name="ce116">
            <text:p>23.411,85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117">
            <text:p>30/09/2020</text:p>
          </table:table-cell>
          <table:table-cell office:value-type="string" table:style-name="ce1">
            <text:p>NC 251421-1 :TELCONET - FACT #4321: ABONO A FACTUR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64,505.44</text:p>
          </table:table-cell>
          <table:table-cell office:value-type="float" office:value="1951.91" table:style-name="ce116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117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52,139.44</text:p>
          </table:table-cell>
          <table:table-cell office:value-type="float" office:value="12366" table:style-name="ce116">
            <text:p>12.366,00</text:p>
          </table:table-cell>
          <table:table-cell office:value-type="float" office:value="0" table:style-name="ce1">
            <text:p>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17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25,425.79</text:p>
          </table:table-cell>
          <table:table-cell office:value-type="float" office:value="26713.65" table:style-name="ce116">
            <text:p>26.713,65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117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14">
            <text:p><text:s/>117,139.44</text:p>
          </table:table-cell>
          <table:table-cell office:value-type="float" office:value="8286.35" table:style-name="ce116">
            <text:p>8.286,35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117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9">
          <table:table-cell office:value-type="string" table:style-name="ce114">
            <text:p>1-1-1-03-02</text:p>
          </table:table-cell>
          <table:table-cell office:value-type="string" table:style-name="ce115">
            <text:p>CUENTAS POR COBRAR RELACIONADAS</text:p>
          </table:table-cell>
          <table:table-cell office:value-type="float" office:value="83490.17" table:style-name="ce116">
            <text:p>83.490,17</text:p>
          </table:table-cell>
          <table:table-cell table:style-name="ce1"/>
          <table:table-cell table:number-columns-repeated="2" table:style-name="ce116"/>
          <table:table-cell table:number-columns-repeated="2" table:style-name="ce1"/>
          <table:table-cell table:number-columns-repeated="2" table:style-name="ce116"/>
          <table:table-cell table:number-columns-repeated="16374" table:style-name="ce1"/>
        </table:table-row>
        <table:table-row table:style-name="ro9">
          <table:table-cell office:value-type="string" table:style-name="ce114">
            <text:p>1-1-1-03-02-001</text:p>
          </table:table-cell>
          <table:table-cell office:value-type="string" table:style-name="ce115">
            <text:p>TELCONET CUENTAS POR COBRAR</text:p>
          </table:table-cell>
          <table:table-cell office:value-type="float" office:value="78620.17" table:style-name="ce116">
            <text:p>78.620,1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116">
            <text:p>6.250,00</text:p>
          </table:table-cell>
          <table:table-cell office:value-type="float" office:value="72370.17" table:style-name="ce116">
            <text:p>72.370,17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116"/>
          <table:table-cell table:number-columns-repeated="5" table:style-name="ce1"/>
          <table:table-cell table:style-name="ce117"/>
          <table:table-cell table:number-columns-repeated="3" table:style-name="ce1"/>
          <table:table-cell table:number-columns-repeated="2" table:style-name="ce116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string" table:style-name="ce114">
            <text:p><text:s/>72,370.17</text:p>
          </table:table-cell>
          <table:table-cell office:value-type="float" office:value="6250" table:style-name="ce116">
            <text:p>6.250,00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117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2" table:style-name="ce116"/>
          <table:table-cell table:number-columns-repeated="16371" table:style-name="ce1"/>
        </table:table-row>
        <table:table-row table:style-name="ro9">
          <table:table-cell office:value-type="string" table:style-name="ce114">
            <text:p>1-1-1-03-02-002</text:p>
          </table:table-cell>
          <table:table-cell office:value-type="string" table:style-name="ce115">
            <text:p>Telsoterra <text:s/>S.A.</text:p>
          </table:table-cell>
          <table:table-cell office:value-type="float" office:value="4870" table:style-name="ce116">
            <text:p>4.87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70" table:style-name="ce116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116">
            <text:p>3.085.266,85</text:p>
          </table:table-cell>
          <table:table-cell table:style-name="ce116"/>
          <table:table-cell table:number-columns-repeated="16374" table:style-name="ce1"/>
        </table:table-row>
        <table:table-row table:style-name="ro9">
          <table:table-cell office:value-type="string" table:style-name="ce114">
            <text:p>1-1-1-06</text:p>
          </table:table-cell>
          <table:table-cell office:value-type="string" table:style-name="ce115">
            <text:p>CUENTAS POR COBRAR DIVERSAS</text:p>
          </table:table-cell>
          <table:table-cell office:value-type="float" office:value="61354.9" table:style-name="ce116">
            <text:p>61.354,90</text:p>
          </table:table-cell>
          <table:table-cell table:number-columns-repeated="2" table:style-name="ce1"/>
          <table:table-cell table:style-name="ce116"/>
          <table:table-cell table:number-columns-repeated="2" table:style-name="ce1"/>
          <table:table-cell table:number-columns-repeated="2" table:style-name="ce116"/>
          <table:table-cell table:number-columns-repeated="16374" table:style-name="ce1"/>
        </table:table-row>
        <table:table-row table:style-name="ro9">
          <table:table-cell office:value-type="string" table:style-name="ce114">
            <text:p>1-1-1-06-01</text:p>
          </table:table-cell>
          <table:table-cell office:value-type="string" table:style-name="ce115">
            <text:p>CTA POR COBRAR DIVERSAS - TERCEROS</text:p>
          </table:table-cell>
          <table:table-cell office:value-type="float" office:value="61354.9" table:style-name="ce116">
            <text:p>61.354,90</text:p>
          </table:table-cell>
          <table:table-cell table:number-columns-repeated="2" table:style-name="ce1"/>
          <table:table-cell table:style-name="ce116"/>
          <table:table-cell table:number-columns-repeated="2" table:style-name="ce1"/>
          <table:table-cell table:number-columns-repeated="2" table:style-name="ce116"/>
          <table:table-cell table:number-columns-repeated="16374" table:style-name="ce1"/>
        </table:table-row>
        <table:table-row table:style-name="ro9">
          <table:table-cell office:value-type="string" table:style-name="ce114">
            <text:p>1-1-1-06-01-001</text:p>
          </table:table-cell>
          <table:table-cell office:value-type="string" table:style-name="ce115">
            <text:p>Jan Topic Feraud</text:p>
          </table:table-cell>
          <table:table-cell office:value-type="float" office:value="61156.94" table:style-name="ce116">
            <text:p>61.156,94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1056.94" table:style-name="ce116">
            <text:p>61.056,9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116"/>
          <table:table-cell table:number-columns-repeated="6" table:style-name="ce1"/>
          <table:table-cell table:style-name="ce117"/>
          <table:table-cell table:number-columns-repeated="3" table:style-name="ce1"/>
          <table:table-cell table:number-columns-repeated="2" table:style-name="ce116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string" table:style-name="ce114">
            <text:p><text:s/>61,056.9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45002" table:style-name="ce1">
            <text:p>145002</text:p>
          </table:table-cell>
          <table:table-cell office:value-type="date" office:date-value="2020-08-31T00:00:00" table:style-name="ce117">
            <text:p>31/08/2020</text:p>
          </table:table-cell>
          <table:table-cell office:value-type="string" table:style-name="ce1">
            <text:p>CK 20-0 SERVICIOS DE RENTA :</text:p>
          </table:table-cell>
          <table:table-cell table:style-name="ce1"/>
          <table:table-cell table:style-name="ce116"/>
          <table:table-cell table:number-columns-repeated="16371" table:style-name="ce1"/>
        </table:table-row>
        <table:table-row table:style-name="ro9">
          <table:table-cell office:value-type="string" table:style-name="ce114">
            <text:p>1-1-1-06-01-002</text:p>
          </table:table-cell>
          <table:table-cell office:value-type="string" table:style-name="ce115">
            <text:p>GAD Municipio de Quito</text:p>
          </table:table-cell>
          <table:table-cell office:value-type="float" office:value="197.96" table:style-name="ce1">
            <text:p>19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7.96" table:style-name="ce1">
            <text:p>197,9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116">
            <text:p>3.085.266,85</text:p>
          </table:table-cell>
          <table:table-cell table:style-name="ce116"/>
          <table:table-cell table:number-columns-repeated="16374" table:style-name="ce1"/>
        </table:table-row>
        <table:table-row table:number-rows-repeated="104851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Tahoma" svg:font-family="Tahoma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currency-style style:name="N37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number number:decimal-places="0" number:min-integer-digits="1">
        <number:embedded-text number:position="0"> </number:embedded-text>
      </number:number>
    </number:number-style>
    <number:number-style style:name="N41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0" number:min-integer-digits="1">
        <number:embedded-text number:position="0"> </number:embedded-text>
      </number:number>
    </number:number-style>
    <number:number-style style:name="N43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3P2"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>
        <number:embedded-text number:position="0"> </number:embedded-text>
      </number:number>
    </number:number-style>
    <number:number-style style:name="N44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4P0"/>
    </number:number-style>
    <number:date-style style:name="N45">
      <number:day number:style="long"/>
      <number:text>/</number:text>
      <number:month number:style="long"/>
      <number:text>/</number:text>
      <number:year number:style="long"/>
    </number:date-style>
    <number:currency-style style:name="N46P0">
      <number:currency-symbol>$</number:currency-symbol>
      <number:number number:decimal-places="2" number:min-integer-digits="1" number:grouping="true"/>
    </number:currency-style>
    <number:currency-style style:name="N46">
      <style:text-properties fo:color="#FF0000"/>
      <number:currency-symbol>$</number:currency-symbol>
      <number:text>-</number:text>
      <number:number number:decimal-places="2" number:min-integer-digits="1" number:grouping="true"/>
      <style:map style:condition="value()&gt;=0" style:apply-style-name="N46P0"/>
    </number:currency-style>
    <number:number-style style:name="N47P0">
      <number:number number:decimal-places="2" number:min-integer-digits="1" number:grouping="true"/>
      <number:text> </number:text>
    </number:number-style>
    <number:number-style style:name="N47P1">
      <number:text>(</number:text>
      <number:number number:decimal-places="2" number:min-integer-digits="1" number:grouping="true"/>
      <number:text>)</number:text>
    </number:number-style>
    <number:number-style style:name="N4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percentage-style style:name="N48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9"/>
    <style:style style:name="Moneda" style:family="table-cell" style:data-style-name="N38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ra Macias</meta:initial-creator>
    <dc:creator>Home</dc:creator>
    <meta:creation-date>2020-10-19T12:23:50Z</meta:creation-date>
    <dc:date>2021-03-08T16:21:51Z</dc:date>
    <meta:editing-cycles>4</meta:editing-cycles>
    <meta:editing-duration>PT1277S</meta:editing-duration>
  </office:meta>
</office:document-meta>
</file>